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0580000909C0000166F515F01A7.svg" manifest:media-type=""/>
  <manifest:file-entry manifest:full-path="Pictures/1000020100000577000000D9D0E23DD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Liberation Sans3" svg:font-family="'Liberation Sans'" style:font-pitch="variable" style:font-charset="x-symbol"/>
    <style:font-face style:name="Lohit Hindi2" svg:font-family="'Lohit Hindi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swis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3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3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</style:style>
    <style:style style:name="gr7" style:family="graphic">
      <style:graphic-properties draw:textarea-horizontal-align="justify" draw:textarea-vertical-align="middle" draw:auto-grow-height="false"/>
    </style:style>
    <style:style style:name="gr8" style:family="graphic">
      <style:graphic-properties draw:fill="solid"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14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2cm" fo:min-width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indent="0cm"/>
      <style:text-properties style:font-name="Liberation Sans1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color="#ff3333"/>
    </style:style>
    <style:style style:name="P7" style:family="paragraph">
      <style:text-properties fo:color="#ff3333" fo:font-size="24pt" style:font-size-asian="24pt" style:font-size-complex="24pt"/>
    </style:style>
    <style:style style:name="P8" style:family="paragraph">
      <style:paragraph-properties fo:text-align="center"/>
      <style:text-properties fo:font-size="24pt"/>
    </style:style>
    <style:style style:name="P9" style:family="paragraph">
      <style:text-properties fo:font-size="18pt"/>
    </style:style>
    <style:style style:name="P10" style:family="paragraph">
      <style:text-properties fo:color="#ff3333" fo:font-size="24pt"/>
    </style:style>
    <style:style style:name="P11" style:family="paragraph">
      <style:text-properties style:use-window-font-color="true" fo:font-size="24pt"/>
    </style:style>
    <style:style style:name="P12" style:family="paragraph">
      <style:text-properties style:use-window-font-color="true" fo:font-size="24pt" style:font-size-asian="24pt" style:font-size-complex="24pt"/>
    </style:style>
    <style:style style:name="P13" style:family="paragraph">
      <style:text-properties fo:font-size="29.3999996185303pt"/>
    </style:style>
    <style:style style:name="T1" style:family="text">
      <style:text-properties style:font-name="Liberation Sans1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style:text-position="sub 58%" fo:font-size="24pt" fo:font-style="normal" style:font-size-asian="24pt" style:font-style-asian="normal" style:font-size-complex="24pt" style:font-style-complex="normal"/>
    </style:style>
    <style:style style:name="T6" style:family="text">
      <style:text-properties style:text-position="sub 58%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Symbol2" fo:font-size="24pt" fo:font-style="normal" style:font-name-asian="Symbol2" style:font-size-asian="24pt" style:font-style-asian="normal" style:font-name-complex="Symbol2" style:font-size-complex="24pt" style:font-style-complex="normal"/>
    </style:style>
    <style:style style:name="T8" style:family="text">
      <style:text-properties style:font-name="Liberation Sans1" fo:font-size="24pt" fo:font-style="normal" style:font-name-asian="Symbol2" style:font-size-asian="24pt" style:font-style-asian="normal" style:font-name-complex="Symbol2" style:font-size-complex="24pt" style:font-style-complex="normal"/>
    </style:style>
    <style:style style:name="T9" style:family="text">
      <style:text-properties style:font-name="Liberation Sans1" fo:font-size="24pt" style:font-name-asian="Symbol2" style:font-size-asian="24pt" style:font-name-complex="Symbol2" style:font-size-complex="24pt"/>
    </style:style>
    <style:style style:name="T10" style:family="text">
      <style:text-properties style:text-position="sub 58%" style:font-name="Symbol2" fo:font-size="24pt" fo:font-style="normal" style:font-name-asian="Symbol2" style:font-size-asian="24pt" style:font-style-asian="normal" style:font-name-complex="Symbol2" style:font-size-complex="24pt" style:font-style-complex="normal"/>
    </style:style>
    <style:style style:name="T11" style:family="text">
      <style:text-properties style:font-name="Liberation Sans5" fo:font-size="24pt" style:font-name-asian="Liberation Sans5" style:font-size-asian="24pt" style:font-name-complex="Liberation Sans5" style:font-size-complex="24pt"/>
    </style:style>
    <style:style style:name="T12" style:family="text">
      <style:text-properties style:text-position="sub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Compression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list text:style-name="L1">
              <text:list-header>
                <text:p text:style-name="P1"><text:span text:style-name="T1">Ulrik de Muelenaere</text:span></text:p>
                <text:p text:style-name="P1"><text:span text:style-name="T1"/></text:p>
                <text:p text:style-name="P1"><text:span text:style-name="T1">Topics:</text:span></text:p>
              </text:list-header>
              <text:list-item>
                <text:p text:style-name="P1"><text:span text:style-name="T1">Information and Entropy</text:span></text:p>
              </text:list-item>
              <text:list-item>
                <text:p text:style-name="P1"><text:span text:style-name="T1">Huffman Coding</text:span></text:p>
              </text:list-item>
              <text:list-item>
                <text:p text:style-name="P1"><text:span text:style-name="T1">Arithmetic Cod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ompression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item>
                <text:p xml:id="id34" text:id="id34"><text:span text:style-name="T2">Compression deals with encoding and decoding sequences of symbols.</text:span></text:p>
              </text:list-item>
              <text:list-item>
                <text:p xml:id="id35" text:id="id35"><text:span text:style-name="T2">The symbols are taken from an alphabet</text:span></text:p>
                <text:p xml:id="id36" text:id="id36"><text:span text:style-name="T3">A</text:span><text:span text:style-name="T4"> = {</text:span><text:span text:style-name="T3">a</text:span><text:span text:style-name="T5">1</text:span><text:span text:style-name="T4">, </text:span><text:span text:style-name="T3">a</text:span><text:span text:style-name="T5">2</text:span><text:span text:style-name="T4">, …, </text:span><text:span text:style-name="T3">a</text:span><text:span text:style-name="T6">n</text:span><text:span text:style-name="T4">}</text:span><text:span text:style-name="T2">.</text:span></text:p>
              </text:list-item>
              <text:list-item>
                <text:p xml:id="id37" text:id="id37"><text:span text:style-name="T2">Any symbol from the alphabet can be represented using </text:span><text:span text:style-name="T3">log</text:span><text:span text:style-name="T5">2</text:span><text:span text:style-name="T4"> </text:span><text:span text:style-name="T3">n</text:span><text:span text:style-name="T2"> bits.</text:span></text:p>
              </text:list-item>
              <text:list-item>
                <text:p xml:id="id38" text:id="id38"><text:span text:style-name="T2">In the probability distribution </text:span><text:span text:style-name="T3">P</text:span><text:span text:style-name="T4"> = {</text:span><text:span text:style-name="T3">p</text:span><text:span text:style-name="T5">1</text:span><text:span text:style-name="T4">, </text:span><text:span text:style-name="T3">p</text:span><text:span text:style-name="T5">2</text:span><text:span text:style-name="T4">, …, </text:span><text:span text:style-name="T3">p</text:span><text:span text:style-name="T6">n</text:span><text:span text:style-name="T3">}</text:span><text:span text:style-name="T2">, </text:span><text:span text:style-name="T3">p</text:span><text:span text:style-name="T6">i</text:span><text:span text:style-name="T2"> gives the probability of the symbol </text:span><text:span text:style-name="T3">a</text:span><text:span text:style-name="T6">i</text:span><text:span text:style-name="T2"> occurr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Information</text:p>
          </draw:text-box>
        </draw:frame>
        <draw:frame presentation:style-name="pr5" draw:text-style-name="P2" draw:layer="layout" svg:width="25.2cm" svg:height="14.734cm" svg:x="1.4cm" svg:y="5.066cm" presentation:class="outline" presentation:user-transformed="true">
          <draw:text-box>
            <text:list text:style-name="L2">
              <text:list-item>
                <text:p xml:id="id39" text:id="id39" text:style-name="P3"><text:span text:style-name="T2">We can define the information we gain by observing the occurrence of a symbol with probability </text:span><text:span text:style-name="T3">p</text:span><text:span text:style-name="T2"> as </text:span><text:span text:style-name="T3">I</text:span><text:span text:style-name="T4">(</text:span><text:span text:style-name="T3">p</text:span><text:span text:style-name="T4">) = - </text:span><text:span text:style-name="T3">log</text:span><text:span text:style-name="T5">2</text:span><text:span text:style-name="T4"> </text:span><text:span text:style-name="T3">p</text:span><text:span text:style-name="T2">.</text:span></text:p>
              </text:list-item>
              <text:list-item>
                <text:p xml:id="id40" text:id="id40" text:style-name="P3"><text:span text:style-name="T2">The base of the logarithm can be changed to use units other than bits.</text:span></text:p>
              </text:list-item>
              <text:list-item>
                <text:p xml:id="id41" text:id="id41" text:style-name="P3"><text:span text:style-name="T2">As an example, consider a fair coin toss. If the result is heads (or tails), we gain </text:span><text:span text:style-name="T3">I</text:span><text:span text:style-name="T4">(0.5) = 1</text:span><text:span text:style-name="T2"> bit of information.</text:span></text:p>
              </text:list-item>
              <text:list-item>
                <text:p xml:id="id42" text:id="id42" text:style-name="P3"><text:span text:style-name="T2">If both sides of the coin are marked heads, we gain </text:span><text:span text:style-name="T3">I</text:span><text:span text:style-name="T4">(1) = 0</text:span><text:span text:style-name="T2"> bits of information when the result is heads, since we already knew it would be heads.</text:span></text:p>
              </text:list-item>
              <text:list-item>
                <text:p xml:id="id43" text:id="id43" text:style-name="P3"><text:span text:style-name="T2">If a biased coin results in heads with probability </text:span><text:span text:style-name="T4">0.25</text:span><text:span text:style-name="T2">, we gain </text:span><text:span text:style-name="T3">I</text:span><text:span text:style-name="T4">(0.25) = 2</text:span><text:span text:style-name="T2"> bits of information if the result is heads, but only </text:span><text:span text:style-name="T3">I</text:span><text:span text:style-name="T4">(0.75) </text:span><text:span text:style-name="T7">»</text:span><text:span text:style-name="T8"> 0.42</text:span><text:span text:style-name="T9"> bits if it is tail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Entropy</text:p>
          </draw:text-box>
        </draw:frame>
        <draw:frame presentation:style-name="pr5" draw:text-style-name="P2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 xml:id="id44" text:id="id44"><text:span text:style-name="T2">Given a probability distribution </text:span><text:span text:style-name="T3">P</text:span><text:span text:style-name="T2">, we can calculate the average information gained per symbol using</text:span></text:p>
                <text:p xml:id="id45" text:id="id45"><text:span text:style-name="T3">H</text:span><text:span text:style-name="T4">(</text:span><text:span text:style-name="T3">P</text:span><text:span text:style-name="T4">) = </text:span><text:span text:style-name="T7">S</text:span><text:span text:style-name="T6">p</text:span><text:span text:style-name="T10">Î</text:span><text:span text:style-name="T6">P</text:span><text:span text:style-name="T4"> </text:span><text:span text:style-name="T3">p</text:span><text:span text:style-name="T4"> </text:span><text:span text:style-name="T3">I</text:span><text:span text:style-name="T4">(</text:span><text:span text:style-name="T3">p)</text:span></text:p>
                <text:p xml:id="id46" text:id="id46"><text:span text:style-name="T4"><text:s text:c="8"/></text:span><text:span text:style-name="T4">= - </text:span><text:span text:style-name="T7">S</text:span><text:span text:style-name="T6">p</text:span><text:span text:style-name="T10">Î</text:span><text:span text:style-name="T6">P</text:span><text:span text:style-name="T4"> </text:span><text:span text:style-name="T3">p</text:span><text:span text:style-name="T4"> </text:span><text:span text:style-name="T3">log</text:span><text:span text:style-name="T5">2</text:span><text:span text:style-name="T4"> </text:span><text:span text:style-name="T3">p</text:span></text:p>
              </text:list-item>
              <text:list-item>
                <text:p xml:id="id47" text:id="id47"><text:span text:style-name="T2">This is known as the entropy, which is also a measure of uncertainty.</text:span></text:p>
              </text:list-item>
              <text:list-item>
                <text:p xml:id="id48" text:id="id48"><text:span text:style-name="T2">Shannon's source coding theorem states that the entropy places a lower bound on compressed size. A sequence of </text:span><text:span text:style-name="T3">n</text:span><text:span text:style-name="T2"> symbols, with probability distribution </text:span><text:span text:style-name="T3">P</text:span><text:span text:style-name="T2">, cannot be compressed (without loss of data) into less than </text:span><text:span text:style-name="T3">n</text:span><text:span text:style-name="T2"> </text:span><text:span text:style-name="T3">H</text:span><text:span text:style-name="T2">(</text:span><text:span text:style-name="T3">P</text:span><text:span text:style-name="T2">) bits (as </text:span><text:span text:style-name="T3">n</text:span><text:span text:style-name="T2"> tends to infinity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Entropy</text:p>
          </draw:text-box>
        </draw:frame>
        <draw:frame presentation:style-name="pr5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49" text:id="id49"><text:span text:style-name="T2">It can be shown that</text:span></text:p>
                <text:p xml:id="id50" text:id="id50"><text:span text:style-name="T2">0 </text:span><text:span text:style-name="T11">≤</text:span><text:span text:style-name="T2"> </text:span><text:span text:style-name="T3">H</text:span><text:span text:style-name="T2">(</text:span><text:span text:style-name="T3">P</text:span><text:span text:style-name="T2">) </text:span><text:span text:style-name="T11">≤</text:span><text:span text:style-name="T2"> </text:span><text:span text:style-name="T3">log</text:span><text:span text:style-name="T12">2</text:span><text:span text:style-name="T2"> </text:span><text:span text:style-name="T3">n</text:span><text:span text:style-name="T2">.</text:span></text:p>
              </text:list-item>
              <text:list-item>
                <text:p xml:id="id51" text:id="id51"><text:span text:style-name="T3">H</text:span><text:span text:style-name="T2">(</text:span><text:span text:style-name="T3">P</text:span><text:span text:style-name="T2">) = 0 when a single symbol has </text:span><text:span text:style-name="T3">p</text:span><text:span text:style-name="T2"> = 1 and all other symbols have </text:span><text:span text:style-name="T3">p</text:span><text:span text:style-name="T2"> = 0.</text:span></text:p>
              </text:list-item>
              <text:list-item>
                <text:p xml:id="id52" text:id="id52"><text:span text:style-name="T3">H</text:span><text:span text:style-name="T2">(</text:span><text:span text:style-name="T3">P</text:span><text:span text:style-name="T2">) = </text:span><text:span text:style-name="T3">log</text:span><text:span text:style-name="T12">2</text:span><text:span text:style-name="T2"> </text:span><text:span text:style-name="T3">n</text:span><text:span text:style-name="T2"> when all symbols have equal </text:span><text:span text:style-name="T3">p</text:span><text:span text:style-name="T2"> = 1 / </text:span><text:span text:style-name="T3">n</text:span><text:span text:style-name="T2">.</text:span></text:p>
              </text:list-item>
              <text:list-item>
                <text:p xml:id="id53" text:id="id53"><text:span text:style-name="T2">This shows that evenly distributed probabilities produce a high entropy, which limits compression. Uneven distributions lower entropy, allowing for more compress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Huffman Coding</text:p>
          </draw:text-box>
        </draw:frame>
        <draw:frame presentation:style-name="pr5" draw:text-style-name="P2" draw:layer="layout" svg:width="25.2cm" svg:height="14.734cm" svg:x="1.4cm" svg:y="5.066cm" presentation:class="outline" presentation:user-transformed="true">
          <draw:text-box>
            <text:list text:style-name="L2">
              <text:list-item>
                <text:p xml:id="id54" text:id="id54"><text:span text:style-name="T2">Huffman coding encodes each symbol as a string of bits. Symbols that have a higher probability are assigned shorter bit strings than those that have a lower probability.</text:span></text:p>
              </text:list-item>
              <text:list-item>
                <text:p xml:id="id55" text:id="id55"><text:span text:style-name="T2">Bit strings are assigned to symbols using a prefix code. This means that the bit string representing a symbol is never a prefix of the bit string representing another symbol.</text:span></text:p>
              </text:list-item>
              <text:list-item>
                <text:p xml:id="id56" text:id="id56"><text:span text:style-name="T2">This property allows for easy decoding. Once the decoder recognizes a bit string, it can decode the symbol, without trying to determine if it is a prefix of a longer bit string.</text:span></text:p>
              </text:list-item>
              <text:list-item>
                <text:p xml:id="id57" text:id="id57"><text:span text:style-name="T2">A prefix code can be represented as a binary tree. A 0 in the bit string means following the left child and a 1 means following the right child. The symbols are the leaves of the tree and each internal node has 2 childr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9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Huffman Coding</text:p>
          </draw:text-box>
        </draw:frame>
        <draw:custom-shape draw:style-name="gr2" draw:text-style-name="P5" xml:id="id4" draw:id="id4" draw:layer="layout" svg:width="3cm" svg:height="1cm" svg:x="5.4cm" svg:y="10.6cm">
          <text:p text:style-name="P4"><text:span text:style-name="T2">B | 0.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3cm" svg:height="1cm" svg:x="9.2cm" svg:y="10.6cm">
          <text:p text:style-name="P4"><text:span text:style-name="T2">R | 0.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3cm" svg:height="1cm" svg:x="13cm" svg:y="10.6cm">
          <text:p text:style-name="P4"><text:span text:style-name="T2">E | 0.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" draw:id="id10" draw:layer="layout" svg:width="3cm" svg:height="1cm" svg:x="13.2cm" svg:y="15.4cm">
          <text:p text:style-name="P4"><text:span text:style-name="T2">G | 0.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" draw:id="id11" draw:layer="layout" svg:width="3cm" svg:height="1cm" svg:x="17cm" svg:y="15.4cm">
          <text:p text:style-name="P4"><text:span text:style-name="T2">U | 0.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" draw:id="id9" draw:layer="layout" svg:width="3cm" svg:height="1cm" svg:x="19cm" svg:y="13cm">
          <text:p text:style-name="P4"><text:span text:style-name="T2">F | 0.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" draw:id="id1" draw:layer="layout" svg:width="1.8cm" svg:height="1.8cm" svg:x="11.6cm" svg:y="5.8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2" draw:id="id2" draw:layer="layout" svg:width="1.8cm" svg:height="1.8cm" svg:x="8cm" svg:y="7.8cm">
          <text:p text:style-name="P4"><text:span text:style-name="T2">0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" draw:id="id3" draw:layer="layout" svg:width="1.8cm" svg:height="1.8cm" svg:x="15.2cm" svg:y="7.8cm">
          <text:p text:style-name="P4"><text:span text:style-name="T2">0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7" draw:id="id7" draw:layer="layout" svg:width="1.8cm" svg:height="1.8cm" svg:x="17.6cm" svg:y="10.2cm">
          <text:p text:style-name="P4"><text:span text:style-name="T2">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8" draw:id="id8" draw:layer="layout" svg:width="1.8cm" svg:height="1.8cm" svg:x="15.6cm" svg:y="12.6cm">
          <text:p text:style-name="P4"><text:span text:style-name="T2">0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1.863cm" svg:y1="7.337cm" svg:x2="9.537cm" svg:y2="8.063cm" draw:start-shape="id1" draw:start-glue-point="7" draw:end-shape="id2" draw:end-glue-point="11" svg:d="m11863 7337-2326 726" svg:viewBox="0 0 2327 727">
          <text:p/>
        </draw:connector>
        <draw:connector draw:style-name="gr3" draw:text-style-name="P4" draw:layer="layout" draw:type="line" svg:x1="13.137cm" svg:y1="7.337cm" svg:x2="15.463cm" svg:y2="8.063cm" draw:start-shape="id1" draw:start-glue-point="9" draw:end-shape="id3" draw:end-glue-point="5" svg:d="m13137 7337 2326 726" svg:viewBox="0 0 2327 727">
          <text:p/>
        </draw:connector>
        <draw:connector draw:style-name="gr3" draw:text-style-name="P4" draw:layer="layout" draw:type="line" svg:x1="8.263cm" svg:y1="9.337cm" svg:x2="6.9cm" svg:y2="10.6cm" draw:start-shape="id2" draw:start-glue-point="7" draw:end-shape="id4" draw:end-glue-point="0" svg:d="m8263 9337-1363 1263" svg:viewBox="0 0 1364 1264">
          <text:p/>
        </draw:connector>
        <draw:connector draw:style-name="gr3" draw:text-style-name="P4" draw:layer="layout" draw:type="line" svg:x1="9.537cm" svg:y1="9.337cm" svg:x2="10.7cm" svg:y2="10.6cm" draw:start-shape="id2" draw:start-glue-point="9" draw:end-shape="id5" draw:end-glue-point="0" svg:d="m9537 9337 1163 1263" svg:viewBox="0 0 1164 1264">
          <text:p/>
        </draw:connector>
        <draw:connector draw:style-name="gr3" draw:text-style-name="P4" draw:layer="layout" draw:type="line" svg:x1="15.463cm" svg:y1="9.337cm" svg:x2="14.5cm" svg:y2="10.6cm" draw:start-shape="id3" draw:start-glue-point="7" draw:end-shape="id6" draw:end-glue-point="0" svg:d="m15463 9337-963 1263" svg:viewBox="0 0 964 1264">
          <text:p/>
        </draw:connector>
        <draw:connector draw:style-name="gr3" draw:text-style-name="P4" draw:layer="layout" draw:type="line" svg:x1="16.737cm" svg:y1="9.337cm" svg:x2="17.863cm" svg:y2="10.463cm" draw:start-shape="id3" draw:start-glue-point="9" draw:end-shape="id7" draw:end-glue-point="5" svg:d="m16737 9337 1126 1126" svg:viewBox="0 0 1127 1127">
          <text:p/>
        </draw:connector>
        <draw:connector draw:style-name="gr3" draw:text-style-name="P4" draw:layer="layout" draw:type="line" svg:x1="17.863cm" svg:y1="11.737cm" svg:x2="17.137cm" svg:y2="12.863cm" draw:start-shape="id7" draw:start-glue-point="7" draw:end-shape="id8" draw:end-glue-point="11" svg:d="m17863 11737-726 1126" svg:viewBox="0 0 727 1127">
          <text:p/>
        </draw:connector>
        <draw:connector draw:style-name="gr3" draw:text-style-name="P4" draw:layer="layout" draw:type="line" svg:x1="19.137cm" svg:y1="11.737cm" svg:x2="20.5cm" svg:y2="13cm" draw:start-shape="id7" draw:start-glue-point="9" draw:end-shape="id9" draw:end-glue-point="0" svg:d="m19137 11737 1363 1263" svg:viewBox="0 0 1364 1264">
          <text:p/>
        </draw:connector>
        <draw:connector draw:style-name="gr3" draw:text-style-name="P4" draw:layer="layout" draw:type="line" svg:x1="15.863cm" svg:y1="14.137cm" svg:x2="14.7cm" svg:y2="15.4cm" draw:start-shape="id8" draw:start-glue-point="7" draw:end-shape="id10" draw:end-glue-point="0" svg:d="m15863 14137-1163 1263" svg:viewBox="0 0 1164 1264">
          <text:p/>
        </draw:connector>
        <draw:connector draw:style-name="gr3" draw:text-style-name="P4" draw:layer="layout" draw:type="line" svg:x1="17.137cm" svg:y1="14.137cm" svg:x2="18.5cm" svg:y2="15.4cm" draw:start-shape="id8" draw:start-glue-point="9" draw:end-shape="id11" draw:end-glue-point="0" svg:d="m17137 14137 1363 1263" svg:viewBox="0 0 1364 1264">
          <text:p/>
        </draw:connector>
        <draw:frame draw:style-name="gr4" draw:layer="layout" svg:width="0.8cm" svg:height="1cm" svg:x="10.2cm" svg:y="7cm">
          <draw:text-box>
            <text:p>0</text:p>
          </draw:text-box>
        </draw:frame>
        <draw:frame draw:style-name="gr4" draw:layer="layout" svg:width="0.8cm" svg:height="1cm" svg:x="7cm" svg:y="9.337cm">
          <draw:text-box>
            <text:p>0</text:p>
          </draw:text-box>
        </draw:frame>
        <draw:frame draw:style-name="gr4" draw:layer="layout" svg:width="0.8cm" svg:height="1cm" svg:x="14.4cm" svg:y="9.337cm">
          <draw:text-box>
            <text:p>0</text:p>
          </draw:text-box>
        </draw:frame>
        <draw:frame draw:style-name="gr4" draw:layer="layout" svg:width="0.8cm" svg:height="1cm" svg:x="17cm" svg:y="11.6cm">
          <draw:text-box>
            <text:p>0</text:p>
          </draw:text-box>
        </draw:frame>
        <draw:frame draw:style-name="gr4" draw:layer="layout" svg:width="0.8cm" svg:height="1cm" svg:x="14.7cm" svg:y="14.137cm">
          <draw:text-box>
            <text:p>0</text:p>
          </draw:text-box>
        </draw:frame>
        <draw:frame draw:style-name="gr4" draw:layer="layout" svg:width="0.8cm" svg:height="1cm" svg:x="14.2cm" svg:y="7cm">
          <draw:text-box>
            <text:p>1</text:p>
          </draw:text-box>
        </draw:frame>
        <draw:frame draw:style-name="gr4" draw:layer="layout" svg:width="0.8cm" svg:height="1cm" svg:x="9.9cm" svg:y="9.337cm">
          <draw:text-box>
            <text:p>1</text:p>
          </draw:text-box>
        </draw:frame>
        <draw:frame draw:style-name="gr4" draw:layer="layout" svg:width="0.8cm" svg:height="1cm" svg:x="17.063cm" svg:y="9.2cm">
          <draw:text-box>
            <text:p>1</text:p>
          </draw:text-box>
        </draw:frame>
        <draw:frame draw:style-name="gr4" draw:layer="layout" svg:width="0.8cm" svg:height="1cm" svg:x="19.6cm" svg:y="11.6cm">
          <draw:text-box>
            <text:p>1</text:p>
          </draw:text-box>
        </draw:frame>
        <draw:frame draw:style-name="gr4" draw:layer="layout" svg:width="0.8cm" svg:height="1cm" svg:x="17.6cm" svg:y="14cm">
          <draw:text-box>
            <text:p>1</text:p>
          </draw:text-box>
        </draw:frame>
        <draw:frame draw:style-name="gr5" draw:text-style-name="P2" draw:layer="layout" svg:width="0.8cm" svg:height="1.204cm" svg:x="10cm" svg:y="17.192cm">
          <draw:text-box>
            <text:p xml:id="id58" text:id="id58"><text:span text:style-name="T2">B</text:span></text:p>
          </draw:text-box>
        </draw:frame>
        <draw:frame draw:style-name="gr5" draw:text-style-name="P2" draw:layer="layout" svg:width="0.8cm" svg:height="1.204cm" svg:x="10.6cm" svg:y="17.192cm">
          <draw:text-box>
            <text:p xml:id="id60" text:id="id60"><text:span text:style-name="T2">E</text:span></text:p>
          </draw:text-box>
        </draw:frame>
        <draw:frame draw:style-name="gr5" draw:text-style-name="P2" draw:layer="layout" svg:width="0.8cm" svg:height="1.204cm" svg:x="11.2cm" svg:y="17.196cm">
          <draw:text-box>
            <text:p xml:id="id62" text:id="id62"><text:span text:style-name="T2">E</text:span></text:p>
          </draw:text-box>
        </draw:frame>
        <draw:frame draw:style-name="gr5" draw:text-style-name="P2" draw:layer="layout" svg:width="0.8cm" svg:height="1.204cm" svg:x="11.8cm" svg:y="17.192cm">
          <draw:text-box>
            <text:p xml:id="id64" text:id="id64"><text:span text:style-name="T2">F</text:span></text:p>
          </draw:text-box>
        </draw:frame>
        <draw:frame draw:style-name="gr6" draw:text-style-name="P2" draw:layer="layout" svg:width="0.8cm" svg:height="1.204cm" svg:x="12.4cm" svg:y="17.2cm">
          <draw:text-box>
            <text:p xml:id="id66" text:id="id66"><text:span text:style-name="T2">B</text:span></text:p>
          </draw:text-box>
        </draw:frame>
        <draw:frame draw:style-name="gr5" draw:text-style-name="P2" draw:layer="layout" svg:width="0.8cm" svg:height="1.204cm" svg:x="13cm" svg:y="17.2cm">
          <draw:text-box>
            <text:p xml:id="id68" text:id="id68"><text:span text:style-name="T2">U</text:span></text:p>
          </draw:text-box>
        </draw:frame>
        <draw:frame draw:style-name="gr5" draw:text-style-name="P2" draw:layer="layout" svg:width="0.8cm" svg:height="1.204cm" svg:x="13.6cm" svg:y="17.2cm">
          <draw:text-box>
            <text:p xml:id="id70" text:id="id70"><text:span text:style-name="T2">R</text:span></text:p>
          </draw:text-box>
        </draw:frame>
        <draw:frame draw:style-name="gr5" draw:text-style-name="P2" draw:layer="layout" svg:width="0.8cm" svg:height="1.204cm" svg:x="14.2cm" svg:y="17.2cm">
          <draw:text-box>
            <text:p xml:id="id72" text:id="id72"><text:span text:style-name="T2">G</text:span></text:p>
          </draw:text-box>
        </draw:frame>
        <draw:frame draw:style-name="gr5" draw:text-style-name="P2" draw:layer="layout" svg:width="0.8cm" svg:height="1.204cm" svg:x="14.8cm" svg:y="17.2cm">
          <draw:text-box>
            <text:p xml:id="id74" text:id="id74"><text:span text:style-name="T2">E</text:span></text:p>
          </draw:text-box>
        </draw:frame>
        <draw:frame draw:style-name="gr5" draw:text-style-name="P2" draw:layer="layout" svg:width="0.8cm" svg:height="1.204cm" svg:x="15.4cm" svg:y="17.2cm">
          <draw:text-box>
            <text:p xml:id="id76" text:id="id76"><text:span text:style-name="T2">R</text:span></text:p>
          </draw:text-box>
        </draw:frame>
        <draw:frame draw:style-name="gr5" draw:text-style-name="P7" draw:layer="layout" svg:width="1.6cm" svg:height="1.204cm" svg:x="7cm" svg:y="18.388cm">
          <draw:text-box>
            <text:p xml:id="id59" text:id="id59" text:style-name="P6"><text:span text:style-name="T2">00</text:span></text:p>
          </draw:text-box>
        </draw:frame>
        <draw:frame draw:style-name="gr5" draw:text-style-name="P7" draw:layer="layout" svg:width="1.6cm" svg:height="1.204cm" svg:x="8cm" svg:y="18.392cm">
          <draw:text-box>
            <text:p xml:id="id61" text:id="id61" text:style-name="P6"><text:span text:style-name="T2">10</text:span></text:p>
          </draw:text-box>
        </draw:frame>
        <draw:frame draw:style-name="gr5" draw:text-style-name="P7" draw:layer="layout" svg:width="1.6cm" svg:height="1.204cm" svg:x="9cm" svg:y="18.392cm">
          <draw:text-box>
            <text:p xml:id="id63" text:id="id63" text:style-name="P6"><text:span text:style-name="T2">10</text:span></text:p>
          </draw:text-box>
        </draw:frame>
        <draw:frame draw:style-name="gr5" draw:text-style-name="P7" draw:layer="layout" svg:width="2cm" svg:height="1.204cm" svg:x="10cm" svg:y="18.392cm">
          <draw:text-box>
            <text:p xml:id="id65" text:id="id65" text:style-name="P6"><text:span text:style-name="T2">111</text:span></text:p>
          </draw:text-box>
        </draw:frame>
        <draw:frame draw:style-name="gr5" draw:text-style-name="P7" draw:layer="layout" svg:width="1.6cm" svg:height="1.204cm" svg:x="11.4cm" svg:y="18.392cm">
          <draw:text-box>
            <text:p xml:id="id67" text:id="id67" text:style-name="P6"><text:span text:style-name="T2">00</text:span></text:p>
          </draw:text-box>
        </draw:frame>
        <draw:frame draw:style-name="gr5" draw:text-style-name="P7" draw:layer="layout" svg:width="2.4cm" svg:height="1.204cm" svg:x="12.4cm" svg:y="18.388cm">
          <draw:text-box>
            <text:p xml:id="id69" text:id="id69" text:style-name="P6"><text:span text:style-name="T2">1101</text:span></text:p>
          </draw:text-box>
        </draw:frame>
        <draw:frame draw:style-name="gr5" draw:text-style-name="P7" draw:layer="layout" svg:width="1.6cm" svg:height="1.204cm" svg:x="14.2cm" svg:y="18.392cm">
          <draw:text-box>
            <text:p xml:id="id71" text:id="id71" text:style-name="P6"><text:span text:style-name="T2">01</text:span></text:p>
          </draw:text-box>
        </draw:frame>
        <draw:frame draw:style-name="gr5" draw:text-style-name="P7" draw:layer="layout" svg:width="2.4cm" svg:height="1.204cm" svg:x="15.2cm" svg:y="18.392cm">
          <draw:text-box>
            <text:p xml:id="id73" text:id="id73" text:style-name="P6"><text:span text:style-name="T2">1100</text:span></text:p>
          </draw:text-box>
        </draw:frame>
        <draw:frame draw:style-name="gr5" draw:text-style-name="P7" draw:layer="layout" svg:width="1.6cm" svg:height="1.204cm" svg:x="17cm" svg:y="18.388cm">
          <draw:text-box>
            <text:p xml:id="id75" text:id="id75" text:style-name="P6"><text:span text:style-name="T2">10</text:span></text:p>
          </draw:text-box>
        </draw:frame>
        <draw:frame draw:style-name="gr5" draw:text-style-name="P7" draw:layer="layout" svg:width="1.6cm" svg:height="1.204cm" svg:x="18cm" svg:y="18.388cm">
          <draw:text-box>
            <text:p xml:id="id77" text:id="id77" text:style-name="P6"><text:span text:style-name="T2">0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0">
                  <anim:animateColor smil:dur="0.5s" smil:fill="hold" smil:targetElement="id58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" smil:attributeName="fill-color" smil:to="#ff3333" anim:color-interpolation="rgb" anim:color-interpolation-direction="clockwise"/>
                  <anim:set smil:dur="0.5s" smil:fill="hold" smil:targetElement="id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" smil:attributeName="fill-color" smil:to="#ff3333" anim:color-interpolation="rgb" anim:color-interpolation-direction="clockwise"/>
                  <anim:set smil:dur="0.5s" smil:fill="hold" smil:targetElement="id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" smil:attributeName="fill-color" smil:to="#ff3333" anim:color-interpolation="rgb" anim:color-interpolation-direction="clockwise"/>
                  <anim:set smil:dur="0.5s" smil:fill="hold" smil:targetElement="id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2">
                  <anim:animateColor smil:dur="0.5s" smil:fill="hold" smil:targetElement="id58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9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" smil:attributeName="fill-color" smil:to="#6699cc" anim:color-interpolation="rgb" anim:color-interpolation-direction="clockwise"/>
                  <anim:set smil:dur="0.5s" smil:fill="hold" smil:targetElement="id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" smil:attributeName="fill-color" smil:to="#6699cc" anim:color-interpolation="rgb" anim:color-interpolation-direction="clockwise"/>
                  <anim:set smil:dur="0.5s" smil:fill="hold" smil:targetElement="id4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4">
                  <anim:animateColor smil:dur="0.5s" smil:fill="hold" smil:targetElement="id60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" smil:attributeName="fill-color" smil:to="#ff3333" anim:color-interpolation="rgb" anim:color-interpolation-direction="clockwise"/>
                  <anim:set smil:dur="0.5s" smil:fill="hold" smil:targetElement="id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" smil:attributeName="fill-color" smil:to="#ff3333" anim:color-interpolation="rgb" anim:color-interpolation-direction="clockwise"/>
                  <anim:set smil:dur="0.5s" smil:fill="hold" smil:targetElement="id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6">
                  <anim:animateColor smil:dur="0.5s" smil:fill="hold" smil:targetElement="id60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7">
                  <anim:animateColor smil:dur="0.5s" smil:fill="hold" smil:targetElement="id61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8">
                  <anim:animateColor smil:dur="0.5s" smil:fill="hold" smil:targetElement="id62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10">
                  <anim:animateColor smil:dur="0.5s" smil:fill="hold" smil:targetElement="id6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11">
                  <anim:animateColor smil:dur="0.5s" smil:fill="hold" smil:targetElement="id63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" smil:attributeName="fill-color" smil:to="#6699cc" anim:color-interpolation="rgb" anim:color-interpolation-direction="clockwise"/>
                  <anim:set smil:dur="0.5s" smil:fill="hold" smil:targetElement="id6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2">
                  <anim:animateColor smil:dur="0.5s" smil:fill="hold" smil:targetElement="id64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" smil:attributeName="fill-color" smil:to="#ff3333" anim:color-interpolation="rgb" anim:color-interpolation-direction="clockwise"/>
                  <anim:set smil:dur="0.5s" smil:fill="hold" smil:targetElement="id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" smil:attributeName="fill-color" smil:to="#ff3333" anim:color-interpolation="rgb" anim:color-interpolation-direction="clockwise"/>
                  <anim:set smil:dur="0.5s" smil:fill="hold" smil:targetElement="id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14">
                  <anim:animateColor smil:dur="0.5s" smil:fill="hold" smil:targetElement="id6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15">
                  <anim:animateColor smil:dur="0.5s" smil:fill="hold" smil:targetElement="id6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" smil:attributeName="fill-color" smil:to="#6699cc" anim:color-interpolation="rgb" anim:color-interpolation-direction="clockwise"/>
                  <anim:set smil:dur="0.5s" smil:fill="hold" smil:targetElement="id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" smil:attributeName="fill-color" smil:to="#6699cc" anim:color-interpolation="rgb" anim:color-interpolation-direction="clockwise"/>
                  <anim:set smil:dur="0.5s" smil:fill="hold" smil:targetElement="id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" smil:attributeName="fill-color" smil:to="#6699cc" anim:color-interpolation="rgb" anim:color-interpolation-direction="clockwise"/>
                  <anim:set smil:dur="0.5s" smil:fill="hold" smil:targetElement="id9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6">
                  <anim:animateColor smil:dur="0.5s" smil:fill="hold" smil:targetElement="id66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 presentation:group-id="17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" smil:attributeName="fill-color" smil:to="#ff3333" anim:color-interpolation="rgb" anim:color-interpolation-direction="clockwise"/>
                  <anim:set smil:dur="0.5s" smil:fill="hold" smil:targetElement="id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" smil:attributeName="fill-color" smil:to="#ff3333" anim:color-interpolation="rgb" anim:color-interpolation-direction="clockwise"/>
                  <anim:set smil:dur="0.5s" smil:fill="hold" smil:targetElement="id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18">
                  <anim:animateColor smil:dur="0.5s" smil:fill="hold" smil:targetElement="id66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19">
                  <anim:animateColor smil:dur="0.5s" smil:fill="hold" smil:targetElement="id67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" smil:attributeName="fill-color" smil:to="#6699cc" anim:color-interpolation="rgb" anim:color-interpolation-direction="clockwise"/>
                  <anim:set smil:dur="0.5s" smil:fill="hold" smil:targetElement="id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" smil:attributeName="fill-color" smil:to="#6699cc" anim:color-interpolation="rgb" anim:color-interpolation-direction="clockwise"/>
                  <anim:set smil:dur="0.5s" smil:fill="hold" smil:targetElement="id4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20">
                  <anim:animateColor smil:dur="0.5s" smil:fill="hold" smil:targetElement="id68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 presentation:group-id="2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" smil:attributeName="fill-color" smil:to="#ff3333" anim:color-interpolation="rgb" anim:color-interpolation-direction="clockwise"/>
                  <anim:set smil:dur="0.5s" smil:fill="hold" smil:targetElement="id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" smil:attributeName="fill-color" smil:to="#ff3333" anim:color-interpolation="rgb" anim:color-interpolation-direction="clockwise"/>
                  <anim:set smil:dur="0.5s" smil:fill="hold" smil:targetElement="id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" smil:attributeName="fill-color" smil:to="#ff3333" anim:color-interpolation="rgb" anim:color-interpolation-direction="clockwise"/>
                  <anim:set smil:dur="0.5s" smil:fill="hold" smil:targetElement="id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1" smil:attributeName="fill-color" smil:to="#ff3333" anim:color-interpolation="rgb" anim:color-interpolation-direction="clockwise"/>
                  <anim:set smil:dur="0.5s" smil:fill="hold" smil:targetElement="id1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22">
                  <anim:animateColor smil:dur="0.5s" smil:fill="hold" smil:targetElement="id68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23">
                  <anim:animateColor smil:dur="0.5s" smil:fill="hold" smil:targetElement="id69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" smil:attributeName="fill-color" smil:to="#6699cc" anim:color-interpolation="rgb" anim:color-interpolation-direction="clockwise"/>
                  <anim:set smil:dur="0.5s" smil:fill="hold" smil:targetElement="id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" smil:attributeName="fill-color" smil:to="#6699cc" anim:color-interpolation="rgb" anim:color-interpolation-direction="clockwise"/>
                  <anim:set smil:dur="0.5s" smil:fill="hold" smil:targetElement="id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" smil:attributeName="fill-color" smil:to="#6699cc" anim:color-interpolation="rgb" anim:color-interpolation-direction="clockwise"/>
                  <anim:set smil:dur="0.5s" smil:fill="hold" smil:targetElement="id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1" smil:attributeName="fill-color" smil:to="#6699cc" anim:color-interpolation="rgb" anim:color-interpolation-direction="clockwise"/>
                  <anim:set smil:dur="0.5s" smil:fill="hold" smil:targetElement="id11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24">
                  <anim:animateColor smil:dur="0.5s" smil:fill="hold" smil:targetElement="id70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 presentation:group-id="25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" smil:attributeName="fill-color" smil:to="#ff3333" anim:color-interpolation="rgb" anim:color-interpolation-direction="clockwise"/>
                  <anim:set smil:dur="0.5s" smil:fill="hold" smil:targetElement="id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" smil:attributeName="fill-color" smil:to="#ff3333" anim:color-interpolation="rgb" anim:color-interpolation-direction="clockwise"/>
                  <anim:set smil:dur="0.5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26">
                  <anim:animateColor smil:dur="0.5s" smil:fill="hold" smil:targetElement="id70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27">
                  <anim:animateColor smil:dur="0.5s" smil:fill="hold" smil:targetElement="id71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" smil:attributeName="fill-color" smil:to="#6699cc" anim:color-interpolation="rgb" anim:color-interpolation-direction="clockwise"/>
                  <anim:set smil:dur="0.5s" smil:fill="hold" smil:targetElement="id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" smil:attributeName="fill-color" smil:to="#6699cc" anim:color-interpolation="rgb" anim:color-interpolation-direction="clockwise"/>
                  <anim:set smil:dur="0.5s" smil:fill="hold" smil:targetElement="id5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28">
                  <anim:animateColor smil:dur="0.5s" smil:fill="hold" smil:targetElement="id72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 presentation:group-id="29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" smil:attributeName="fill-color" smil:to="#ff3333" anim:color-interpolation="rgb" anim:color-interpolation-direction="clockwise"/>
                  <anim:set smil:dur="0.5s" smil:fill="hold" smil:targetElement="id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" smil:attributeName="fill-color" smil:to="#ff3333" anim:color-interpolation="rgb" anim:color-interpolation-direction="clockwise"/>
                  <anim:set smil:dur="0.5s" smil:fill="hold" smil:targetElement="id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" smil:attributeName="fill-color" smil:to="#ff3333" anim:color-interpolation="rgb" anim:color-interpolation-direction="clockwise"/>
                  <anim:set smil:dur="0.5s" smil:fill="hold" smil:targetElement="id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0" smil:attributeName="fill-color" smil:to="#ff3333" anim:color-interpolation="rgb" anim:color-interpolation-direction="clockwise"/>
                  <anim:set smil:dur="0.5s" smil:fill="hold" smil:targetElement="id1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30">
                  <anim:animateColor smil:dur="0.5s" smil:fill="hold" smil:targetElement="id7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1">
                  <anim:animateColor smil:dur="0.5s" smil:fill="hold" smil:targetElement="id73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" smil:attributeName="fill-color" smil:to="#6699cc" anim:color-interpolation="rgb" anim:color-interpolation-direction="clockwise"/>
                  <anim:set smil:dur="0.5s" smil:fill="hold" smil:targetElement="id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" smil:attributeName="fill-color" smil:to="#6699cc" anim:color-interpolation="rgb" anim:color-interpolation-direction="clockwise"/>
                  <anim:set smil:dur="0.5s" smil:fill="hold" smil:targetElement="id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0" smil:attributeName="fill-color" smil:to="#6699cc" anim:color-interpolation="rgb" anim:color-interpolation-direction="clockwise"/>
                  <anim:set smil:dur="0.5s" smil:fill="hold" smil:targetElement="id10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2">
                  <anim:animateColor smil:dur="0.5s" smil:fill="hold" smil:targetElement="id74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 presentation:group-id="33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" smil:attributeName="fill-color" smil:to="#ff3333" anim:color-interpolation="rgb" anim:color-interpolation-direction="clockwise"/>
                  <anim:set smil:dur="0.5s" smil:fill="hold" smil:targetElement="id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34">
                  <anim:animateColor smil:dur="0.5s" smil:fill="hold" smil:targetElement="id7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5">
                  <anim:animateColor smil:dur="0.5s" smil:fill="hold" smil:targetElement="id7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" smil:attributeName="fill-color" smil:to="#6699cc" anim:color-interpolation="rgb" anim:color-interpolation-direction="clockwise"/>
                  <anim:set smil:dur="0.5s" smil:fill="hold" smil:targetElement="id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" smil:attributeName="fill-color" smil:to="#6699cc" anim:color-interpolation="rgb" anim:color-interpolation-direction="clockwise"/>
                  <anim:set smil:dur="0.5s" smil:fill="hold" smil:targetElement="id6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6">
                  <anim:animateColor smil:dur="0.5s" smil:fill="hold" smil:targetElement="id76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 presentation:group-id="37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" smil:attributeName="fill-color" smil:to="#ff3333" anim:color-interpolation="rgb" anim:color-interpolation-direction="clockwise"/>
                  <anim:set smil:dur="0.5s" smil:fill="hold" smil:targetElement="id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" smil:attributeName="fill-color" smil:to="#ff3333" anim:color-interpolation="rgb" anim:color-interpolation-direction="clockwise"/>
                  <anim:set smil:dur="0.5s" smil:fill="hold" smil:targetElement="id5" smil:attributeName="fill" smil:to="solid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9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Huffman Coding</text:p>
          </draw:text-box>
        </draw:frame>
        <draw:custom-shape draw:style-name="gr7" draw:text-style-name="P5" xml:id="id15" draw:id="id15" draw:layer="Layout" svg:width="3cm" svg:height="1cm" svg:x="5.4cm" svg:y="10.6cm">
          <text:p text:style-name="P8"><text:span text:style-name="T2">B | 0.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6" draw:id="id16" draw:layer="Layout" svg:width="3cm" svg:height="1cm" svg:x="9.2cm" svg:y="10.6cm">
          <text:p text:style-name="P8"><text:span text:style-name="T2">R | 0.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7" draw:id="id17" draw:layer="Layout" svg:width="3cm" svg:height="1cm" svg:x="13cm" svg:y="10.6cm">
          <text:p text:style-name="P8"><text:span text:style-name="T2">E | 0.3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1" draw:id="id21" draw:layer="Layout" svg:width="3cm" svg:height="1cm" svg:x="13.2cm" svg:y="15.4cm">
          <text:p text:style-name="P8"><text:span text:style-name="T2">G | 0.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2" draw:id="id22" draw:layer="Layout" svg:width="3cm" svg:height="1cm" svg:x="17cm" svg:y="15.4cm">
          <text:p text:style-name="P8"><text:span text:style-name="T2">U | 0.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0" draw:id="id20" draw:layer="Layout" svg:width="3cm" svg:height="1cm" svg:x="19cm" svg:y="13cm">
          <text:p text:style-name="P8"><text:span text:style-name="T2">F | 0.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2" draw:id="id12" draw:layer="Layout" svg:width="1.8cm" svg:height="1.8cm" svg:x="11.6cm" svg:y="5.8cm">
          <text:p text:style-name="P8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3" draw:id="id13" draw:layer="Layout" svg:width="1.8cm" svg:height="1.8cm" svg:x="8cm" svg:y="7.8cm">
          <text:p text:style-name="P8"><text:span text:style-name="T2">0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4" draw:id="id14" draw:layer="Layout" svg:width="1.8cm" svg:height="1.8cm" svg:x="15.2cm" svg:y="7.8cm">
          <text:p text:style-name="P8"><text:span text:style-name="T2">0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8" draw:id="id18" draw:layer="Layout" svg:width="1.8cm" svg:height="1.8cm" svg:x="17.6cm" svg:y="10.2cm">
          <text:p text:style-name="P8"><text:span text:style-name="T2">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9" draw:id="id19" draw:layer="Layout" svg:width="1.8cm" svg:height="1.8cm" svg:x="15.6cm" svg:y="12.6cm">
          <text:p text:style-name="P8"><text:span text:style-name="T2">0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1.863cm" svg:y1="7.337cm" svg:x2="9.537cm" svg:y2="8.063cm" draw:start-shape="id12" draw:start-glue-point="7" draw:end-shape="id13" draw:end-glue-point="11" svg:d="m11863 7337-2326 726" svg:viewBox="0 0 2327 727">
          <text:p/>
        </draw:connector>
        <draw:connector draw:style-name="gr3" draw:text-style-name="P4" draw:layer="layout" draw:type="line" svg:x1="13.137cm" svg:y1="7.337cm" svg:x2="15.463cm" svg:y2="8.063cm" draw:start-shape="id12" draw:start-glue-point="9" draw:end-shape="id14" draw:end-glue-point="5" svg:d="m13137 7337 2326 726" svg:viewBox="0 0 2327 727">
          <text:p/>
        </draw:connector>
        <draw:connector draw:style-name="gr3" draw:text-style-name="P4" draw:layer="layout" draw:type="line" svg:x1="8.263cm" svg:y1="9.337cm" svg:x2="6.9cm" svg:y2="10.6cm" draw:start-shape="id13" draw:start-glue-point="7" draw:end-shape="id15" draw:end-glue-point="0" svg:d="m8263 9337-1363 1263" svg:viewBox="0 0 1364 1264">
          <text:p/>
        </draw:connector>
        <draw:connector draw:style-name="gr3" draw:text-style-name="P4" draw:layer="layout" draw:type="line" svg:x1="9.537cm" svg:y1="9.337cm" svg:x2="10.7cm" svg:y2="10.6cm" draw:start-shape="id13" draw:start-glue-point="9" draw:end-shape="id16" draw:end-glue-point="0" svg:d="m9537 9337 1163 1263" svg:viewBox="0 0 1164 1264">
          <text:p/>
        </draw:connector>
        <draw:connector draw:style-name="gr3" draw:text-style-name="P4" draw:layer="layout" draw:type="line" svg:x1="15.463cm" svg:y1="9.337cm" svg:x2="14.5cm" svg:y2="10.6cm" draw:start-shape="id14" draw:start-glue-point="7" draw:end-shape="id17" draw:end-glue-point="0" svg:d="m15463 9337-963 1263" svg:viewBox="0 0 964 1264">
          <text:p/>
        </draw:connector>
        <draw:connector draw:style-name="gr3" draw:text-style-name="P4" draw:layer="layout" draw:type="line" svg:x1="16.737cm" svg:y1="9.337cm" svg:x2="17.863cm" svg:y2="10.463cm" draw:start-shape="id14" draw:start-glue-point="9" draw:end-shape="id18" draw:end-glue-point="5" svg:d="m16737 9337 1126 1126" svg:viewBox="0 0 1127 1127">
          <text:p/>
        </draw:connector>
        <draw:connector draw:style-name="gr3" draw:text-style-name="P4" draw:layer="layout" draw:type="line" svg:x1="17.863cm" svg:y1="11.737cm" svg:x2="17.137cm" svg:y2="12.863cm" draw:start-shape="id18" draw:start-glue-point="7" draw:end-shape="id19" draw:end-glue-point="11" svg:d="m17863 11737-726 1126" svg:viewBox="0 0 727 1127">
          <text:p/>
        </draw:connector>
        <draw:connector draw:style-name="gr3" draw:text-style-name="P4" draw:layer="layout" draw:type="line" svg:x1="19.137cm" svg:y1="11.737cm" svg:x2="20.5cm" svg:y2="13cm" draw:start-shape="id18" draw:start-glue-point="9" draw:end-shape="id20" draw:end-glue-point="0" svg:d="m19137 11737 1363 1263" svg:viewBox="0 0 1364 1264">
          <text:p/>
        </draw:connector>
        <draw:connector draw:style-name="gr3" draw:text-style-name="P4" draw:layer="layout" draw:type="line" svg:x1="15.863cm" svg:y1="14.137cm" svg:x2="14.7cm" svg:y2="15.4cm" draw:start-shape="id19" draw:start-glue-point="7" draw:end-shape="id21" draw:end-glue-point="0" svg:d="m15863 14137-1163 1263" svg:viewBox="0 0 1164 1264">
          <text:p/>
        </draw:connector>
        <draw:connector draw:style-name="gr3" draw:text-style-name="P4" draw:layer="layout" draw:type="line" svg:x1="17.137cm" svg:y1="14.137cm" svg:x2="18.5cm" svg:y2="15.4cm" draw:start-shape="id19" draw:start-glue-point="9" draw:end-shape="id22" draw:end-glue-point="0" svg:d="m17137 14137 1363 1263" svg:viewBox="0 0 1364 1264">
          <text:p/>
        </draw:connector>
        <draw:frame draw:style-name="gr4" draw:text-style-name="P9" draw:layer="layout" svg:width="0.8cm" svg:height="1cm" svg:x="10.2cm" svg:y="7cm">
          <draw:text-box>
            <text:p text:style-name="P9">0</text:p>
          </draw:text-box>
        </draw:frame>
        <draw:frame draw:style-name="gr4" draw:text-style-name="P9" draw:layer="layout" svg:width="0.8cm" svg:height="1cm" svg:x="7cm" svg:y="9.337cm">
          <draw:text-box>
            <text:p text:style-name="P9">0</text:p>
          </draw:text-box>
        </draw:frame>
        <draw:frame draw:style-name="gr4" draw:text-style-name="P9" draw:layer="layout" svg:width="0.8cm" svg:height="1cm" svg:x="14.4cm" svg:y="9.337cm">
          <draw:text-box>
            <text:p text:style-name="P9">0</text:p>
          </draw:text-box>
        </draw:frame>
        <draw:frame draw:style-name="gr4" draw:text-style-name="P9" draw:layer="layout" svg:width="0.8cm" svg:height="1cm" svg:x="17cm" svg:y="11.6cm">
          <draw:text-box>
            <text:p text:style-name="P9">0</text:p>
          </draw:text-box>
        </draw:frame>
        <draw:frame draw:style-name="gr4" draw:text-style-name="P9" draw:layer="layout" svg:width="0.8cm" svg:height="1cm" svg:x="14.7cm" svg:y="14.137cm">
          <draw:text-box>
            <text:p text:style-name="P9">0</text:p>
          </draw:text-box>
        </draw:frame>
        <draw:frame draw:style-name="gr4" draw:text-style-name="P9" draw:layer="layout" svg:width="0.8cm" svg:height="1cm" svg:x="14.2cm" svg:y="7cm">
          <draw:text-box>
            <text:p text:style-name="P9">1</text:p>
          </draw:text-box>
        </draw:frame>
        <draw:frame draw:style-name="gr4" draw:text-style-name="P9" draw:layer="layout" svg:width="0.8cm" svg:height="1cm" svg:x="9.9cm" svg:y="9.337cm">
          <draw:text-box>
            <text:p text:style-name="P9">1</text:p>
          </draw:text-box>
        </draw:frame>
        <draw:frame draw:style-name="gr4" draw:text-style-name="P9" draw:layer="layout" svg:width="0.8cm" svg:height="1cm" svg:x="17.063cm" svg:y="9.2cm">
          <draw:text-box>
            <text:p text:style-name="P9">1</text:p>
          </draw:text-box>
        </draw:frame>
        <draw:frame draw:style-name="gr4" draw:text-style-name="P9" draw:layer="layout" svg:width="0.8cm" svg:height="1cm" svg:x="19.6cm" svg:y="11.6cm">
          <draw:text-box>
            <text:p text:style-name="P9">1</text:p>
          </draw:text-box>
        </draw:frame>
        <draw:frame draw:style-name="gr4" draw:text-style-name="P9" draw:layer="layout" svg:width="0.8cm" svg:height="1cm" svg:x="17.6cm" svg:y="14cm">
          <draw:text-box>
            <text:p text:style-name="P9">1</text:p>
          </draw:text-box>
        </draw:frame>
        <draw:frame draw:style-name="gr5" draw:text-style-name="P7" draw:layer="layout" svg:width="0.8cm" svg:height="1.204cm" svg:x="10cm" svg:y="17.2cm">
          <draw:text-box>
            <text:p xml:id="id80" text:id="id80" text:style-name="P10"><text:span text:style-name="T2">B</text:span></text:p>
          </draw:text-box>
        </draw:frame>
        <draw:frame draw:style-name="gr5" draw:text-style-name="P7" draw:layer="layout" svg:width="0.8cm" svg:height="1.204cm" svg:x="10.6cm" svg:y="17.192cm">
          <draw:text-box>
            <text:p xml:id="id83" text:id="id83" text:style-name="P10"><text:span text:style-name="T2">E</text:span></text:p>
          </draw:text-box>
        </draw:frame>
        <draw:frame draw:style-name="gr5" draw:text-style-name="P7" draw:layer="layout" svg:width="0.8cm" svg:height="1.204cm" svg:x="11.2cm" svg:y="17.196cm">
          <draw:text-box>
            <text:p xml:id="id86" text:id="id86" text:style-name="P10"><text:span text:style-name="T2">E</text:span></text:p>
          </draw:text-box>
        </draw:frame>
        <draw:frame draw:style-name="gr5" draw:text-style-name="P7" draw:layer="layout" svg:width="0.8cm" svg:height="1.204cm" svg:x="11.8cm" svg:y="17.192cm">
          <draw:text-box>
            <text:p xml:id="id90" text:id="id90" text:style-name="P10"><text:span text:style-name="T2">F</text:span></text:p>
          </draw:text-box>
        </draw:frame>
        <draw:frame draw:style-name="gr6" draw:text-style-name="P7" draw:layer="layout" svg:width="0.8cm" svg:height="1.204cm" svg:x="12.4cm" svg:y="17.2cm">
          <draw:text-box>
            <text:p xml:id="id93" text:id="id93" text:style-name="P10"><text:span text:style-name="T2">B</text:span></text:p>
          </draw:text-box>
        </draw:frame>
        <draw:frame draw:style-name="gr5" draw:text-style-name="P7" draw:layer="layout" svg:width="0.8cm" svg:height="1.204cm" svg:x="13cm" svg:y="17.2cm">
          <draw:text-box>
            <text:p xml:id="id98" text:id="id98" text:style-name="P10"><text:span text:style-name="T2">U</text:span></text:p>
          </draw:text-box>
        </draw:frame>
        <draw:frame draw:style-name="gr5" draw:text-style-name="P7" draw:layer="layout" svg:width="0.8cm" svg:height="1.204cm" svg:x="13.6cm" svg:y="17.2cm">
          <draw:text-box>
            <text:p xml:id="id101" text:id="id101" text:style-name="P10"><text:span text:style-name="T2">R</text:span></text:p>
          </draw:text-box>
        </draw:frame>
        <draw:frame draw:style-name="gr5" draw:text-style-name="P7" draw:layer="layout" svg:width="0.8cm" svg:height="1.204cm" svg:x="14.2cm" svg:y="17.2cm">
          <draw:text-box>
            <text:p xml:id="id106" text:id="id106" text:style-name="P10"><text:span text:style-name="T2">G</text:span></text:p>
          </draw:text-box>
        </draw:frame>
        <draw:frame draw:style-name="gr5" draw:text-style-name="P7" draw:layer="layout" svg:width="0.8cm" svg:height="1.204cm" svg:x="14.8cm" svg:y="17.2cm">
          <draw:text-box>
            <text:p xml:id="id109" text:id="id109" text:style-name="P10"><text:span text:style-name="T2">E</text:span></text:p>
          </draw:text-box>
        </draw:frame>
        <draw:frame draw:style-name="gr5" draw:text-style-name="P7" draw:layer="layout" svg:width="0.8cm" svg:height="1.204cm" svg:x="15.4cm" svg:y="17.2cm">
          <draw:text-box>
            <text:p xml:id="id112" text:id="id112" text:style-name="P10"><text:span text:style-name="T2">R</text:span></text:p>
          </draw:text-box>
        </draw:frame>
        <draw:frame draw:style-name="gr5" draw:text-style-name="P12" draw:layer="layout" svg:width="0.8cm" svg:height="1.204cm" svg:x="16.8cm" svg:y="18.404cm">
          <draw:text-box>
            <text:p xml:id="id108" text:id="id108" text:style-name="P11"><text:span text:style-name="T2">0</text:span></text:p>
          </draw:text-box>
        </draw:frame>
        <draw:frame draw:style-name="gr5" draw:text-style-name="P12" draw:layer="layout" svg:width="0.8cm" svg:height="1.204cm" svg:x="17.6cm" svg:y="18.404cm">
          <draw:text-box>
            <text:p xml:id="id111" text:id="id111" text:style-name="P11"><text:span text:style-name="T2">1</text:span></text:p>
          </draw:text-box>
        </draw:frame>
        <draw:frame draw:style-name="gr5" draw:text-style-name="P12" draw:layer="layout" svg:width="0.8cm" svg:height="1.204cm" svg:x="8cm" svg:y="18.404cm">
          <draw:text-box>
            <text:p xml:id="id78" text:id="id78" text:style-name="P11"><text:span text:style-name="T2">0</text:span></text:p>
          </draw:text-box>
        </draw:frame>
        <draw:frame draw:style-name="gr9" draw:text-style-name="P12" draw:layer="layout" svg:width="0.8cm" svg:height="1.204cm" svg:x="8.4cm" svg:y="18.404cm">
          <draw:text-box>
            <text:p xml:id="id79" text:id="id79" text:style-name="P11"><text:span text:style-name="T2">0</text:span></text:p>
          </draw:text-box>
        </draw:frame>
        <draw:frame draw:style-name="gr5" draw:text-style-name="P12" draw:layer="layout" svg:width="0.8cm" svg:height="1.204cm" svg:x="17.2cm" svg:y="18.4cm">
          <draw:text-box>
            <text:p xml:id="id110" text:id="id110" text:style-name="P11"><text:span text:style-name="T2">0</text:span></text:p>
          </draw:text-box>
        </draw:frame>
        <draw:frame draw:style-name="gr5" draw:text-style-name="P12" draw:layer="layout" svg:width="0.8cm" svg:height="1.204cm" svg:x="13.2cm" svg:y="18.404cm">
          <draw:text-box>
            <text:p xml:id="id96" text:id="id96" text:style-name="P11"><text:span text:style-name="T2">0</text:span></text:p>
          </draw:text-box>
        </draw:frame>
        <draw:frame draw:style-name="gr5" draw:text-style-name="P12" draw:layer="layout" svg:width="0.8cm" svg:height="1.204cm" svg:x="16cm" svg:y="18.404cm">
          <draw:text-box>
            <text:p xml:id="id105" text:id="id105" text:style-name="P11"><text:span text:style-name="T2">0</text:span></text:p>
          </draw:text-box>
        </draw:frame>
        <draw:frame draw:style-name="gr5" draw:text-style-name="P12" draw:layer="layout" svg:width="0.8cm" svg:height="1.204cm" svg:x="15.6cm" svg:y="18.4cm">
          <draw:text-box>
            <text:p xml:id="id104" text:id="id104" text:style-name="P11"><text:span text:style-name="T2">0</text:span></text:p>
          </draw:text-box>
        </draw:frame>
        <draw:frame draw:style-name="gr5" draw:text-style-name="P12" draw:layer="layout" svg:width="0.8cm" svg:height="1.204cm" svg:x="14cm" svg:y="18.4cm">
          <draw:text-box>
            <text:p xml:id="id99" text:id="id99" text:style-name="P11"><text:span text:style-name="T2">0</text:span></text:p>
          </draw:text-box>
        </draw:frame>
        <draw:frame draw:style-name="gr5" draw:text-style-name="P12" draw:layer="layout" svg:width="0.8cm" svg:height="1.204cm" svg:x="12cm" svg:y="18.404cm">
          <draw:text-box>
            <text:p xml:id="id92" text:id="id92" text:style-name="P11"><text:span text:style-name="T2">0</text:span></text:p>
          </draw:text-box>
        </draw:frame>
        <draw:frame draw:style-name="gr5" draw:text-style-name="P12" draw:layer="layout" svg:width="0.8cm" svg:height="1.204cm" svg:x="11.6cm" svg:y="18.4cm">
          <draw:text-box>
            <text:p xml:id="id91" text:id="id91" text:style-name="P11"><text:span text:style-name="T2">0</text:span></text:p>
          </draw:text-box>
        </draw:frame>
        <draw:frame draw:style-name="gr5" draw:text-style-name="P12" draw:layer="layout" svg:width="0.8cm" svg:height="1.204cm" svg:x="10cm" svg:y="18.404cm">
          <draw:text-box>
            <text:p xml:id="id85" text:id="id85" text:style-name="P11"><text:span text:style-name="T2">0</text:span></text:p>
          </draw:text-box>
        </draw:frame>
        <draw:frame draw:style-name="gr5" draw:text-style-name="P12" draw:layer="layout" svg:width="0.8cm" svg:height="1.204cm" svg:x="9.2cm" svg:y="18.4cm">
          <draw:text-box>
            <text:p xml:id="id82" text:id="id82" text:style-name="P11"><text:span text:style-name="T2">0</text:span></text:p>
          </draw:text-box>
        </draw:frame>
        <draw:frame draw:style-name="gr5" draw:text-style-name="P12" draw:layer="layout" svg:width="0.8cm" svg:height="1.204cm" svg:x="16.4cm" svg:y="18.4cm">
          <draw:text-box>
            <text:p xml:id="id107" text:id="id107" text:style-name="P11"><text:span text:style-name="T2">1</text:span></text:p>
          </draw:text-box>
        </draw:frame>
        <draw:frame draw:style-name="gr5" draw:text-style-name="P12" draw:layer="layout" svg:width="0.8cm" svg:height="1.204cm" svg:x="15.2cm" svg:y="18.404cm">
          <draw:text-box>
            <text:p xml:id="id103" text:id="id103" text:style-name="P11"><text:span text:style-name="T2">1</text:span></text:p>
          </draw:text-box>
        </draw:frame>
        <draw:frame draw:style-name="gr5" draw:text-style-name="P12" draw:layer="layout" svg:width="0.8cm" svg:height="1.204cm" svg:x="14.8cm" svg:y="18.404cm">
          <draw:text-box>
            <text:p xml:id="id102" text:id="id102" text:style-name="P11"><text:span text:style-name="T2">1</text:span></text:p>
          </draw:text-box>
        </draw:frame>
        <draw:frame draw:style-name="gr10" draw:text-style-name="P12" draw:layer="layout" svg:width="0.8cm" svg:height="1.204cm" svg:x="14.4cm" svg:y="18.404cm">
          <draw:text-box>
            <text:p xml:id="id100" text:id="id100" text:style-name="P11"><text:span text:style-name="T2">1</text:span></text:p>
          </draw:text-box>
        </draw:frame>
        <draw:frame draw:style-name="gr5" draw:text-style-name="P12" draw:layer="layout" svg:width="0.8cm" svg:height="1.204cm" svg:x="13.6cm" svg:y="18.4cm">
          <draw:text-box>
            <text:p xml:id="id97" text:id="id97" text:style-name="P11"><text:span text:style-name="T2">1</text:span></text:p>
          </draw:text-box>
        </draw:frame>
        <draw:frame draw:style-name="gr5" draw:text-style-name="P12" draw:layer="layout" svg:width="0.8cm" svg:height="1.204cm" svg:x="12.8cm" svg:y="18.4cm">
          <draw:text-box>
            <text:p xml:id="id95" text:id="id95" text:style-name="P11"><text:span text:style-name="T2">1</text:span></text:p>
          </draw:text-box>
        </draw:frame>
        <draw:frame draw:style-name="gr5" draw:text-style-name="P12" draw:layer="layout" svg:width="0.8cm" svg:height="1.204cm" svg:x="12.4cm" svg:y="18.404cm">
          <draw:text-box>
            <text:p xml:id="id94" text:id="id94" text:style-name="P11"><text:span text:style-name="T2">1</text:span></text:p>
          </draw:text-box>
        </draw:frame>
        <draw:frame draw:style-name="gr5" draw:text-style-name="P12" draw:layer="layout" svg:width="0.8cm" svg:height="1.204cm" svg:x="11.2cm" svg:y="18.404cm">
          <draw:text-box>
            <text:p xml:id="id89" text:id="id89" text:style-name="P11"><text:span text:style-name="T2">1</text:span></text:p>
          </draw:text-box>
        </draw:frame>
        <draw:frame draw:style-name="gr10" draw:text-style-name="P12" draw:layer="layout" svg:width="0.8cm" svg:height="1.204cm" svg:x="10.8cm" svg:y="18.404cm">
          <draw:text-box>
            <text:p xml:id="id88" text:id="id88" text:style-name="P11"><text:span text:style-name="T2">1</text:span></text:p>
          </draw:text-box>
        </draw:frame>
        <draw:frame draw:style-name="gr5" draw:text-style-name="P12" draw:layer="layout" svg:width="0.8cm" svg:height="1.204cm" svg:x="10.4cm" svg:y="18.404cm">
          <draw:text-box>
            <text:p xml:id="id87" text:id="id87" text:style-name="P11"><text:span text:style-name="T2">1</text:span></text:p>
          </draw:text-box>
        </draw:frame>
        <draw:frame draw:style-name="gr11" draw:text-style-name="P12" draw:layer="layout" svg:width="0.8cm" svg:height="1.204cm" svg:x="9.6cm" svg:y="18.4cm">
          <draw:text-box>
            <text:p xml:id="id84" text:id="id84" text:style-name="P11"><text:span text:style-name="T2">1</text:span></text:p>
          </draw:text-box>
        </draw:frame>
        <draw:frame draw:style-name="gr5" draw:text-style-name="P12" draw:layer="layout" svg:width="0.8cm" svg:height="1.204cm" svg:x="8.8cm" svg:y="18.404cm">
          <draw:text-box>
            <text:p xml:id="id81" text:id="id81" text:style-name="P11"><text:span text:style-name="T2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38">
                  <anim:animateColor smil:dur="0.5s" smil:fill="hold" smil:targetElement="id78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" smil:attributeName="fill-color" smil:to="#ff3333" anim:color-interpolation="rgb" anim:color-interpolation-direction="clockwise"/>
                  <anim:set smil:dur="0.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0">
                  <anim:animateColor smil:dur="0.5s" smil:fill="hold" smil:targetElement="id79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5" smil:attributeName="fill-color" smil:to="#ff3333" anim:color-interpolation="rgb" anim:color-interpolation-direction="clockwise"/>
                  <anim:set smil:dur="0.5s" smil:fill="hold" smil:targetElement="id15" smil:attributeName="fill" smil:to="solid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2">
                  <anim:animateColor smil:dur="0.5s" smil:fill="hold" smil:targetElement="id78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79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4">
                  <anim:animateColor smil:dur="0.5s" smil:fill="hold" smil:targetElement="id80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" smil:attributeName="fill-color" smil:to="#6699cc" anim:color-interpolation="rgb" anim:color-interpolation-direction="clockwise"/>
                  <anim:set smil:dur="0.5s" smil:fill="hold" smil:targetElement="id1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5" smil:attributeName="fill-color" smil:to="#6699cc" anim:color-interpolation="rgb" anim:color-interpolation-direction="clockwise"/>
                  <anim:set smil:dur="0.5s" smil:fill="hold" smil:targetElement="id15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5">
                  <anim:animateColor smil:dur="0.5s" smil:fill="hold" smil:targetElement="id81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" smil:attributeName="fill-color" smil:to="#ff3333" anim:color-interpolation="rgb" anim:color-interpolation-direction="clockwise"/>
                  <anim:set smil:dur="0.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6">
                  <anim:animateColor smil:dur="0.5s" smil:fill="hold" smil:targetElement="id82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7" smil:attributeName="fill-color" smil:to="#ff3333" anim:color-interpolation="rgb" anim:color-interpolation-direction="clockwise"/>
                  <anim:set smil:dur="0.5s" smil:fill="hold" smil:targetElement="id17" smil:attributeName="fill" smil:to="solid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8">
                  <anim:animateColor smil:dur="0.5s" smil:fill="hold" smil:targetElement="id81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9">
                  <anim:animateColor smil:dur="0.5s" smil:fill="hold" smil:targetElement="id8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10">
                  <anim:animateColor smil:dur="0.5s" smil:fill="hold" smil:targetElement="id83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7" smil:attributeName="fill-color" smil:to="#6699cc" anim:color-interpolation="rgb" anim:color-interpolation-direction="clockwise"/>
                  <anim:set smil:dur="0.5s" smil:fill="hold" smil:targetElement="id17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1">
                  <anim:animateColor smil:dur="0.5s" smil:fill="hold" smil:targetElement="id84" anim:sub-item="text" smil:attributeName="color" smil:to="#ff3333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12">
                  <anim:animateColor smil:dur="0.5s" smil:fill="hold" smil:targetElement="id85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7" smil:attributeName="fill-color" smil:to="#ff3333" anim:color-interpolation="rgb" anim:color-interpolation-direction="clockwise"/>
                  <anim:set smil:dur="0.5s" smil:fill="hold" smil:targetElement="id17" smil:attributeName="fill" smil:to="solid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14">
                  <anim:animateColor smil:dur="0.5s" smil:fill="hold" smil:targetElement="id8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15">
                  <anim:animateColor smil:dur="0.5s" smil:fill="hold" smil:targetElement="id8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7" smil:attributeName="fill-color" smil:to="#6699cc" anim:color-interpolation="rgb" anim:color-interpolation-direction="clockwise"/>
                  <anim:set smil:dur="0.5s" smil:fill="hold" smil:targetElement="id17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6">
                  <anim:animateColor smil:dur="0.5s" smil:fill="hold" smil:targetElement="id86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17">
                  <anim:animateColor smil:dur="0.5s" smil:fill="hold" smil:targetElement="id87" anim:sub-item="text" smil:attributeName="color" smil:to="#ff3333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18">
                  <anim:animateColor smil:dur="0.5s" smil:fill="hold" smil:targetElement="id88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8" smil:attributeName="fill-color" smil:to="#ff3333" anim:color-interpolation="rgb" anim:color-interpolation-direction="clockwise"/>
                  <anim:set smil:dur="0.5s" smil:fill="hold" smil:targetElement="id1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19">
                  <anim:animateColor smil:dur="0.5s" smil:fill="hold" smil:targetElement="id89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0" smil:attributeName="fill-color" smil:to="#ff3333" anim:color-interpolation="rgb" anim:color-interpolation-direction="clockwise"/>
                  <anim:set smil:dur="0.5s" smil:fill="hold" smil:targetElement="id20" smil:attributeName="fill" smil:to="solid"/>
                </anim:par>
                <anim:par smil:begin="0s" smil:fill="hold" presentation:node-type="with-previous" presentation:preset-class="entrance" presentation:preset-id="ooo-entrance-appear" presentation:group-id="2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21">
                  <anim:animateColor smil:dur="0.5s" smil:fill="hold" smil:targetElement="id87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22">
                  <anim:animateColor smil:dur="0.5s" smil:fill="hold" smil:targetElement="id88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23">
                  <anim:animateColor smil:dur="0.5s" smil:fill="hold" smil:targetElement="id89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" smil:attributeName="fill-color" smil:to="#6699cc" anim:color-interpolation="rgb" anim:color-interpolation-direction="clockwise"/>
                  <anim:set smil:dur="0.5s" smil:fill="hold" smil:targetElement="id1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8" smil:attributeName="fill-color" smil:to="#6699cc" anim:color-interpolation="rgb" anim:color-interpolation-direction="clockwise"/>
                  <anim:set smil:dur="0.5s" smil:fill="hold" smil:targetElement="id1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0" smil:attributeName="fill-color" smil:to="#6699cc" anim:color-interpolation="rgb" anim:color-interpolation-direction="clockwise"/>
                  <anim:set smil:dur="0.5s" smil:fill="hold" smil:targetElement="id20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24">
                  <anim:animateColor smil:dur="0.5s" smil:fill="hold" smil:targetElement="id90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25">
                  <anim:animateColor smil:dur="0.5s" smil:fill="hold" smil:targetElement="id91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" smil:attributeName="fill-color" smil:to="#ff3333" anim:color-interpolation="rgb" anim:color-interpolation-direction="clockwise"/>
                  <anim:set smil:dur="0.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26">
                  <anim:animateColor smil:dur="0.5s" smil:fill="hold" smil:targetElement="id92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5" smil:attributeName="fill-color" smil:to="#ff3333" anim:color-interpolation="rgb" anim:color-interpolation-direction="clockwise"/>
                  <anim:set smil:dur="0.5s" smil:fill="hold" smil:targetElement="id15" smil:attributeName="fill" smil:to="solid"/>
                </anim:par>
                <anim:par smil:begin="0s" smil:fill="hold" presentation:node-type="with-previous" presentation:preset-class="entrance" presentation:preset-id="ooo-entrance-appear" presentation:group-id="27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28">
                  <anim:animateColor smil:dur="0.5s" smil:fill="hold" smil:targetElement="id91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29">
                  <anim:animateColor smil:dur="0.5s" smil:fill="hold" smil:targetElement="id9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" smil:attributeName="fill-color" smil:to="#6699cc" anim:color-interpolation="rgb" anim:color-interpolation-direction="clockwise"/>
                  <anim:set smil:dur="0.5s" smil:fill="hold" smil:targetElement="id1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5" smil:attributeName="fill-color" smil:to="#6699cc" anim:color-interpolation="rgb" anim:color-interpolation-direction="clockwise"/>
                  <anim:set smil:dur="0.5s" smil:fill="hold" smil:targetElement="id15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0">
                  <anim:animateColor smil:dur="0.5s" smil:fill="hold" smil:targetElement="id93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1">
                  <anim:animateColor smil:dur="0.5s" smil:fill="hold" smil:targetElement="id94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" smil:attributeName="fill-color" smil:to="#ff3333" anim:color-interpolation="rgb" anim:color-interpolation-direction="clockwise"/>
                  <anim:set smil:dur="0.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32">
                  <anim:animateColor smil:dur="0.5s" smil:fill="hold" smil:targetElement="id95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8" smil:attributeName="fill-color" smil:to="#ff3333" anim:color-interpolation="rgb" anim:color-interpolation-direction="clockwise"/>
                  <anim:set smil:dur="0.5s" smil:fill="hold" smil:targetElement="id1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33">
                  <anim:animateColor smil:dur="0.5s" smil:fill="hold" smil:targetElement="id96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" smil:attributeName="fill-color" smil:to="#ff3333" anim:color-interpolation="rgb" anim:color-interpolation-direction="clockwise"/>
                  <anim:set smil:dur="0.5s" smil:fill="hold" smil:targetElement="id1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34">
                  <anim:animateColor smil:dur="0.5s" smil:fill="hold" smil:targetElement="id97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ff3333" anim:color-interpolation="rgb" anim:color-interpolation-direction="clockwise"/>
                  <anim:set smil:dur="0.5s" smil:fill="hold" smil:targetElement="id22" smil:attributeName="fill" smil:to="solid"/>
                </anim:par>
                <anim:par smil:begin="0s" smil:fill="hold" presentation:node-type="with-previous" presentation:preset-class="entrance" presentation:preset-id="ooo-entrance-appear" presentation:group-id="35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36">
                  <anim:animateColor smil:dur="0.5s" smil:fill="hold" smil:targetElement="id9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7">
                  <anim:animateColor smil:dur="0.5s" smil:fill="hold" smil:targetElement="id9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9">
                  <anim:animateColor smil:dur="0.5s" smil:fill="hold" smil:targetElement="id96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40">
                  <anim:animateColor smil:dur="0.5s" smil:fill="hold" smil:targetElement="id97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" smil:attributeName="fill-color" smil:to="#6699cc" anim:color-interpolation="rgb" anim:color-interpolation-direction="clockwise"/>
                  <anim:set smil:dur="0.5s" smil:fill="hold" smil:targetElement="id1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8" smil:attributeName="fill-color" smil:to="#6699cc" anim:color-interpolation="rgb" anim:color-interpolation-direction="clockwise"/>
                  <anim:set smil:dur="0.5s" smil:fill="hold" smil:targetElement="id1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" smil:attributeName="fill-color" smil:to="#6699cc" anim:color-interpolation="rgb" anim:color-interpolation-direction="clockwise"/>
                  <anim:set smil:dur="0.5s" smil:fill="hold" smil:targetElement="id1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6699cc" anim:color-interpolation="rgb" anim:color-interpolation-direction="clockwise"/>
                  <anim:set smil:dur="0.5s" smil:fill="hold" smil:targetElement="id22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42">
                  <anim:animateColor smil:dur="0.5s" smil:fill="hold" smil:targetElement="id98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41">
                  <anim:animateColor smil:dur="0.5s" smil:fill="hold" smil:targetElement="id99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" smil:attributeName="fill-color" smil:to="#ff3333" anim:color-interpolation="rgb" anim:color-interpolation-direction="clockwise"/>
                  <anim:set smil:dur="0.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43">
                  <anim:animateColor smil:dur="0.5s" smil:fill="hold" smil:targetElement="id100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6" smil:attributeName="fill-color" smil:to="#ff3333" anim:color-interpolation="rgb" anim:color-interpolation-direction="clockwise"/>
                  <anim:set smil:dur="0.5s" smil:fill="hold" smil:targetElement="id16" smil:attributeName="fill" smil:to="solid"/>
                </anim:par>
                <anim:par smil:begin="0s" smil:fill="hold" presentation:node-type="with-previous" presentation:preset-class="entrance" presentation:preset-id="ooo-entrance-appear" presentation:group-id="44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45">
                  <anim:animateColor smil:dur="0.5s" smil:fill="hold" smil:targetElement="id99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46">
                  <anim:animateColor smil:dur="0.5s" smil:fill="hold" smil:targetElement="id100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" smil:attributeName="fill-color" smil:to="#6699cc" anim:color-interpolation="rgb" anim:color-interpolation-direction="clockwise"/>
                  <anim:set smil:dur="0.5s" smil:fill="hold" smil:targetElement="id1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6" smil:attributeName="fill-color" smil:to="#6699cc" anim:color-interpolation="rgb" anim:color-interpolation-direction="clockwise"/>
                  <anim:set smil:dur="0.5s" smil:fill="hold" smil:targetElement="id16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47">
                  <anim:animateColor smil:dur="0.5s" smil:fill="hold" smil:targetElement="id101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48">
                  <anim:animateColor smil:dur="0.5s" smil:fill="hold" smil:targetElement="id102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" smil:attributeName="fill-color" smil:to="#ff3333" anim:color-interpolation="rgb" anim:color-interpolation-direction="clockwise"/>
                  <anim:set smil:dur="0.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49">
                  <anim:animateColor smil:dur="0.5s" smil:fill="hold" smil:targetElement="id103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8" smil:attributeName="fill-color" smil:to="#ff3333" anim:color-interpolation="rgb" anim:color-interpolation-direction="clockwise"/>
                  <anim:set smil:dur="0.5s" smil:fill="hold" smil:targetElement="id1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50">
                  <anim:animateColor smil:dur="0.5s" smil:fill="hold" smil:targetElement="id104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" smil:attributeName="fill-color" smil:to="#ff3333" anim:color-interpolation="rgb" anim:color-interpolation-direction="clockwise"/>
                  <anim:set smil:dur="0.5s" smil:fill="hold" smil:targetElement="id1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51">
                  <anim:animateColor smil:dur="0.5s" smil:fill="hold" smil:targetElement="id105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1" smil:attributeName="fill-color" smil:to="#ff3333" anim:color-interpolation="rgb" anim:color-interpolation-direction="clockwise"/>
                  <anim:set smil:dur="0.5s" smil:fill="hold" smil:targetElement="id21" smil:attributeName="fill" smil:to="solid"/>
                </anim:par>
                <anim:par smil:begin="0s" smil:fill="hold" presentation:node-type="with-previous" presentation:preset-class="entrance" presentation:preset-id="ooo-entrance-appear" presentation:group-id="52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53">
                  <anim:animateColor smil:dur="0.5s" smil:fill="hold" smil:targetElement="id10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54">
                  <anim:animateColor smil:dur="0.5s" smil:fill="hold" smil:targetElement="id103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55">
                  <anim:animateColor smil:dur="0.5s" smil:fill="hold" smil:targetElement="id10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56">
                  <anim:animateColor smil:dur="0.5s" smil:fill="hold" smil:targetElement="id10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8" smil:attributeName="fill-color" smil:to="#6699cc" anim:color-interpolation="rgb" anim:color-interpolation-direction="clockwise"/>
                  <anim:set smil:dur="0.5s" smil:fill="hold" smil:targetElement="id1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" smil:attributeName="fill-color" smil:to="#6699cc" anim:color-interpolation="rgb" anim:color-interpolation-direction="clockwise"/>
                  <anim:set smil:dur="0.5s" smil:fill="hold" smil:targetElement="id1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1" smil:attributeName="fill-color" smil:to="#6699cc" anim:color-interpolation="rgb" anim:color-interpolation-direction="clockwise"/>
                  <anim:set smil:dur="0.5s" smil:fill="hold" smil:targetElement="id21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57">
                  <anim:animateColor smil:dur="0.5s" smil:fill="hold" smil:targetElement="id106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58">
                  <anim:animateColor smil:dur="0.5s" smil:fill="hold" smil:targetElement="id107" anim:sub-item="text" smil:attributeName="color" smil:to="#ff3333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59">
                  <anim:animateColor smil:dur="0.5s" smil:fill="hold" smil:targetElement="id108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7" smil:attributeName="fill-color" smil:to="#ff3333" anim:color-interpolation="rgb" anim:color-interpolation-direction="clockwise"/>
                  <anim:set smil:dur="0.5s" smil:fill="hold" smil:targetElement="id17" smil:attributeName="fill" smil:to="solid"/>
                </anim:par>
                <anim:par smil:begin="0s" smil:fill="hold" presentation:node-type="with-previous" presentation:preset-class="entrance" presentation:preset-id="ooo-entrance-appear" presentation:group-id="6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61">
                  <anim:animateColor smil:dur="0.5s" smil:fill="hold" smil:targetElement="id107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62">
                  <anim:animateColor smil:dur="0.5s" smil:fill="hold" smil:targetElement="id108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" smil:attributeName="fill-color" smil:to="#6699cc" anim:color-interpolation="rgb" anim:color-interpolation-direction="clockwise"/>
                  <anim:set smil:dur="0.5s" smil:fill="hold" smil:targetElement="id1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7" smil:attributeName="fill-color" smil:to="#6699cc" anim:color-interpolation="rgb" anim:color-interpolation-direction="clockwise"/>
                  <anim:set smil:dur="0.5s" smil:fill="hold" smil:targetElement="id17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63">
                  <anim:animateColor smil:dur="0.5s" smil:fill="hold" smil:targetElement="id109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64">
                  <anim:animateColor smil:dur="0.5s" smil:fill="hold" smil:targetElement="id110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" smil:attributeName="fill-color" smil:to="#ff3333" anim:color-interpolation="rgb" anim:color-interpolation-direction="clockwise"/>
                  <anim:set smil:dur="0.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group-id="65">
                  <anim:animateColor smil:dur="0.5s" smil:fill="hold" smil:targetElement="id111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6" smil:attributeName="fill-color" smil:to="#ff3333" anim:color-interpolation="rgb" anim:color-interpolation-direction="clockwise"/>
                  <anim:set smil:dur="0.5s" smil:fill="hold" smil:targetElement="id16" smil:attributeName="fill" smil:to="solid"/>
                </anim:par>
                <anim:par smil:begin="0s" smil:fill="hold" presentation:node-type="with-previous" presentation:preset-class="entrance" presentation:preset-id="ooo-entrance-appear" presentation:group-id="66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9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Huffman Coding</text:p>
          </draw:text-box>
        </draw:frame>
        <draw:custom-shape draw:style-name="gr7" draw:text-style-name="P5" xml:id="id26" draw:id="id26" draw:layer="Layout" svg:width="3cm" svg:height="1cm" svg:x="5.4cm" svg:y="10.6cm">
          <text:p text:style-name="P8"><text:span text:style-name="T2">B | 0.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7" draw:id="id27" draw:layer="Layout" svg:width="3cm" svg:height="1cm" svg:x="9.2cm" svg:y="10.6cm">
          <text:p text:style-name="P8"><text:span text:style-name="T2">R | 0.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8" draw:id="id28" draw:layer="Layout" svg:width="3cm" svg:height="1cm" svg:x="13cm" svg:y="10.6cm">
          <text:p text:style-name="P8"><text:span text:style-name="T2">E | 0.3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2" draw:id="id32" draw:layer="Layout" svg:width="3cm" svg:height="1cm" svg:x="13.2cm" svg:y="15.4cm">
          <text:p text:style-name="P8"><text:span text:style-name="T2">G | 0.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3" draw:id="id33" draw:layer="Layout" svg:width="3cm" svg:height="1cm" svg:x="17cm" svg:y="15.4cm">
          <text:p text:style-name="P8"><text:span text:style-name="T2">U | 0.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1" draw:id="id31" draw:layer="Layout" svg:width="3cm" svg:height="1cm" svg:x="19cm" svg:y="13cm">
          <text:p text:style-name="P8"><text:span text:style-name="T2">F | 0.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3" draw:id="id23" draw:layer="Layout" svg:width="1.8cm" svg:height="1.8cm" svg:x="11.6cm" svg:y="5.8cm">
          <text:p text:style-name="P8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4" draw:id="id24" draw:layer="Layout" svg:width="1.8cm" svg:height="1.8cm" svg:x="8cm" svg:y="7.8cm">
          <text:p text:style-name="P8"><text:span text:style-name="T2">0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5" draw:id="id25" draw:layer="Layout" svg:width="1.8cm" svg:height="1.8cm" svg:x="15.2cm" svg:y="7.8cm">
          <text:p text:style-name="P8"><text:span text:style-name="T2">0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9" draw:id="id29" draw:layer="Layout" svg:width="1.8cm" svg:height="1.8cm" svg:x="17.6cm" svg:y="10.2cm">
          <text:p text:style-name="P8"><text:span text:style-name="T2">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30" draw:id="id30" draw:layer="Layout" svg:width="1.8cm" svg:height="1.8cm" svg:x="15.6cm" svg:y="12.6cm">
          <text:p text:style-name="P8"><text:span text:style-name="T2">0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xml:id="id129" draw:id="id129" draw:layer="layout" draw:type="line" svg:x1="11.863cm" svg:y1="7.337cm" svg:x2="9.537cm" svg:y2="8.063cm" draw:start-shape="id23" draw:start-glue-point="7" draw:end-shape="id24" draw:end-glue-point="11" svg:d="m11863 7337-2326 726" svg:viewBox="0 0 2327 727">
          <text:p/>
        </draw:connector>
        <draw:connector draw:style-name="gr3" draw:text-style-name="P4" xml:id="id130" draw:id="id130" draw:layer="layout" draw:type="line" svg:x1="13.137cm" svg:y1="7.337cm" svg:x2="15.463cm" svg:y2="8.063cm" draw:start-shape="id23" draw:start-glue-point="9" draw:end-shape="id25" draw:end-glue-point="5" svg:d="m13137 7337 2326 726" svg:viewBox="0 0 2327 727">
          <text:p/>
        </draw:connector>
        <draw:connector draw:style-name="gr3" draw:text-style-name="P4" xml:id="id121" draw:id="id121" draw:layer="layout" draw:type="line" svg:x1="8.263cm" svg:y1="9.337cm" svg:x2="6.9cm" svg:y2="10.6cm" draw:start-shape="id24" draw:start-glue-point="7" draw:end-shape="id26" draw:end-glue-point="0" svg:d="m8263 9337-1363 1263" svg:viewBox="0 0 1364 1264">
          <text:p/>
        </draw:connector>
        <draw:connector draw:style-name="gr3" draw:text-style-name="P4" xml:id="id122" draw:id="id122" draw:layer="layout" draw:type="line" svg:x1="9.537cm" svg:y1="9.337cm" svg:x2="10.7cm" svg:y2="10.6cm" draw:start-shape="id24" draw:start-glue-point="9" draw:end-shape="id27" draw:end-glue-point="0" svg:d="m9537 9337 1163 1263" svg:viewBox="0 0 1164 1264">
          <text:p/>
        </draw:connector>
        <draw:connector draw:style-name="gr3" draw:text-style-name="P4" xml:id="id125" draw:id="id125" draw:layer="layout" draw:type="line" svg:x1="15.463cm" svg:y1="9.337cm" svg:x2="14.5cm" svg:y2="10.6cm" draw:start-shape="id25" draw:start-glue-point="7" draw:end-shape="id28" draw:end-glue-point="0" svg:d="m15463 9337-963 1263" svg:viewBox="0 0 964 1264">
          <text:p/>
        </draw:connector>
        <draw:connector draw:style-name="gr3" draw:text-style-name="P4" xml:id="id126" draw:id="id126" draw:layer="layout" draw:type="line" svg:x1="16.737cm" svg:y1="9.337cm" svg:x2="17.863cm" svg:y2="10.463cm" draw:start-shape="id25" draw:start-glue-point="9" draw:end-shape="id29" draw:end-glue-point="5" svg:d="m16737 9337 1126 1126" svg:viewBox="0 0 1127 1127">
          <text:p/>
        </draw:connector>
        <draw:connector draw:style-name="gr3" draw:text-style-name="P4" xml:id="id117" draw:id="id117" draw:layer="layout" draw:type="line" svg:x1="17.863cm" svg:y1="11.737cm" svg:x2="17.137cm" svg:y2="12.863cm" draw:start-shape="id29" draw:start-glue-point="7" draw:end-shape="id30" draw:end-glue-point="11" svg:d="m17863 11737-726 1126" svg:viewBox="0 0 727 1127">
          <text:p/>
        </draw:connector>
        <draw:connector draw:style-name="gr3" draw:text-style-name="P4" xml:id="id118" draw:id="id118" draw:layer="layout" draw:type="line" svg:x1="19.137cm" svg:y1="11.737cm" svg:x2="20.5cm" svg:y2="13cm" draw:start-shape="id29" draw:start-glue-point="9" draw:end-shape="id31" draw:end-glue-point="0" svg:d="m19137 11737 1363 1263" svg:viewBox="0 0 1364 1264">
          <text:p/>
        </draw:connector>
        <draw:connector draw:style-name="gr3" draw:text-style-name="P4" xml:id="id113" draw:id="id113" draw:layer="layout" draw:type="line" svg:x1="15.863cm" svg:y1="14.137cm" svg:x2="14.7cm" svg:y2="15.4cm" draw:start-shape="id30" draw:start-glue-point="7" draw:end-shape="id32" draw:end-glue-point="0" svg:d="m15863 14137-1163 1263" svg:viewBox="0 0 1164 1264">
          <text:p/>
        </draw:connector>
        <draw:connector draw:style-name="gr3" draw:text-style-name="P4" xml:id="id114" draw:id="id114" draw:layer="layout" draw:type="line" svg:x1="17.137cm" svg:y1="14.137cm" svg:x2="18.5cm" svg:y2="15.4cm" draw:start-shape="id30" draw:start-glue-point="9" draw:end-shape="id33" draw:end-glue-point="0" svg:d="m17137 14137 1363 1263" svg:viewBox="0 0 1364 1264">
          <text:p/>
        </draw:connector>
        <draw:frame draw:style-name="gr4" draw:text-style-name="P9" xml:id="id131" draw:id="id131" draw:layer="layout" svg:width="0.8cm" svg:height="1cm" svg:x="10.2cm" svg:y="7cm">
          <draw:text-box>
            <text:p text:style-name="P9">0</text:p>
          </draw:text-box>
        </draw:frame>
        <draw:frame draw:style-name="gr4" draw:text-style-name="P9" xml:id="id123" draw:id="id123" draw:layer="layout" svg:width="0.8cm" svg:height="1cm" svg:x="7cm" svg:y="9.337cm">
          <draw:text-box>
            <text:p text:style-name="P9">0</text:p>
          </draw:text-box>
        </draw:frame>
        <draw:frame draw:style-name="gr4" draw:text-style-name="P9" draw:layer="layout" svg:width="0.8cm" svg:height="1cm" svg:x="14.4cm" svg:y="9.337cm">
          <draw:text-box>
            <text:p xml:id="id127" text:id="id127" text:style-name="P9">0</text:p>
          </draw:text-box>
        </draw:frame>
        <draw:frame draw:style-name="gr4" draw:text-style-name="P9" xml:id="id119" draw:id="id119" draw:layer="layout" svg:width="0.8cm" svg:height="1cm" svg:x="17cm" svg:y="11.6cm">
          <draw:text-box>
            <text:p text:style-name="P9">0</text:p>
          </draw:text-box>
        </draw:frame>
        <draw:frame draw:style-name="gr4" draw:text-style-name="P9" xml:id="id115" draw:id="id115" draw:layer="layout" svg:width="0.8cm" svg:height="1cm" svg:x="14.7cm" svg:y="14.137cm">
          <draw:text-box>
            <text:p text:style-name="P9">0</text:p>
          </draw:text-box>
        </draw:frame>
        <draw:frame draw:style-name="gr4" draw:text-style-name="P9" xml:id="id132" draw:id="id132" draw:layer="layout" svg:width="0.8cm" svg:height="1cm" svg:x="14.2cm" svg:y="7cm">
          <draw:text-box>
            <text:p text:style-name="P9">1</text:p>
          </draw:text-box>
        </draw:frame>
        <draw:frame draw:style-name="gr4" draw:text-style-name="P9" xml:id="id124" draw:id="id124" draw:layer="layout" svg:width="0.8cm" svg:height="1cm" svg:x="9.9cm" svg:y="9.337cm">
          <draw:text-box>
            <text:p text:style-name="P9">1</text:p>
          </draw:text-box>
        </draw:frame>
        <draw:frame draw:style-name="gr4" draw:text-style-name="P9" xml:id="id128" draw:id="id128" draw:layer="layout" svg:width="0.8cm" svg:height="1cm" svg:x="17.063cm" svg:y="9.2cm">
          <draw:text-box>
            <text:p text:style-name="P9">1</text:p>
          </draw:text-box>
        </draw:frame>
        <draw:frame draw:style-name="gr4" draw:text-style-name="P9" xml:id="id120" draw:id="id120" draw:layer="layout" svg:width="0.8cm" svg:height="1cm" svg:x="19.6cm" svg:y="11.6cm">
          <draw:text-box>
            <text:p text:style-name="P9">1</text:p>
          </draw:text-box>
        </draw:frame>
        <draw:frame draw:style-name="gr4" draw:text-style-name="P9" xml:id="id116" draw:id="id116" draw:layer="layout" svg:width="0.8cm" svg:height="1cm" svg:x="17.6cm" svg:y="14cm">
          <draw:text-box>
            <text:p text:style-name="P9">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2" smil:attributeName="fill-color" smil:to="#ff3333" anim:color-interpolation="rgb" anim:color-interpolation-direction="clockwise"/>
                  <anim:set smil:dur="0.5s" smil:fill="hold" smil:targetElement="id3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3" smil:attributeName="fill-color" smil:to="#ff3333" anim:color-interpolation="rgb" anim:color-interpolation-direction="clockwise"/>
                  <anim:set smil:dur="0.5s" smil:fill="hold" smil:targetElement="id33" smil:attributeName="fill" smil:to="solid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2" smil:attributeName="fill-color" smil:to="#6699cc" anim:color-interpolation="rgb" anim:color-interpolation-direction="clockwise"/>
                  <anim:set smil:dur="0.5s" smil:fill="hold" smil:targetElement="id3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3" smil:attributeName="fill-color" smil:to="#6699cc" anim:color-interpolation="rgb" anim:color-interpolation-direction="clockwise"/>
                  <anim:set smil:dur="0.5s" smil:fill="hold" smil:targetElement="id3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1" smil:attributeName="fill-color" smil:to="#ff3333" anim:color-interpolation="rgb" anim:color-interpolation-direction="clockwise"/>
                  <anim:set smil:dur="0.5s" smil:fill="hold" smil:targetElement="id31" smil:attributeName="fill" smil:to="solid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1" smil:attributeName="fill-color" smil:to="#6699cc" anim:color-interpolation="rgb" anim:color-interpolation-direction="clockwise"/>
                  <anim:set smil:dur="0.5s" smil:fill="hold" smil:targetElement="id3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9" smil:attributeName="fill-color" smil:to="#6699cc" anim:color-interpolation="rgb" anim:color-interpolation-direction="clockwise"/>
                  <anim:set smil:dur="0.5s" smil:fill="hold" smil:targetElement="id2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0" smil:attributeName="fill-color" smil:to="#6699cc" anim:color-interpolation="rgb" anim:color-interpolation-direction="clockwise"/>
                  <anim:set smil:dur="0.5s" smil:fill="hold" smil:targetElement="id3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ff3333" anim:color-interpolation="rgb" anim:color-interpolation-direction="clockwise"/>
                  <anim:set smil:dur="0.5s" smil:fill="hold" smil:targetElement="id2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7" smil:attributeName="fill-color" smil:to="#ff3333" anim:color-interpolation="rgb" anim:color-interpolation-direction="clockwise"/>
                  <anim:set smil:dur="0.5s" smil:fill="hold" smil:targetElement="id27" smil:attributeName="fill" smil:to="solid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26" smil:attributeName="fill-color" smil:to="#6699cc" anim:color-interpolation="rgb" anim:color-interpolation-direction="clockwise"/>
                  <anim:set smil:dur="0.5s" smil:fill="hold" smil:targetElement="id2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7" smil:attributeName="fill-color" smil:to="#6699cc" anim:color-interpolation="rgb" anim:color-interpolation-direction="clockwise"/>
                  <anim:set smil:dur="0.5s" smil:fill="hold" smil:targetElement="id2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4" smil:attributeName="fill-color" smil:to="#6699cc" anim:color-interpolation="rgb" anim:color-interpolation-direction="clockwise"/>
                  <anim:set smil:dur="0.5s" smil:fill="hold" smil:targetElement="id2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ff3333" anim:color-interpolation="rgb" anim:color-interpolation-direction="clockwise"/>
                  <anim:set smil:dur="0.5s" smil:fill="hold" smil:targetElement="id2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9" smil:attributeName="fill-color" smil:to="#ff3333" anim:color-interpolation="rgb" anim:color-interpolation-direction="clockwise"/>
                  <anim:set smil:dur="0.5s" smil:fill="hold" smil:targetElement="id29" smil:attributeName="fill" smil:to="solid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28" smil:attributeName="fill-color" smil:to="#6699cc" anim:color-interpolation="rgb" anim:color-interpolation-direction="clockwise"/>
                  <anim:set smil:dur="0.5s" smil:fill="hold" smil:targetElement="id2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9" smil:attributeName="fill-color" smil:to="#6699cc" anim:color-interpolation="rgb" anim:color-interpolation-direction="clockwise"/>
                  <anim:set smil:dur="0.5s" smil:fill="hold" smil:targetElement="id2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4" smil:attributeName="fill-color" smil:to="#ff3333" anim:color-interpolation="rgb" anim:color-interpolation-direction="clockwise"/>
                  <anim:set smil:dur="0.5s" smil:fill="hold" smil:targetElement="id24" smil:attributeName="fill" smil:to="solid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rithmetic Coding</text:p>
          </draw:text-box>
        </draw:frame>
        <draw:frame presentation:style-name="pr5" draw:text-style-name="P2" draw:layer="layout" svg:width="25.2cm" svg:height="12.734cm" svg:x="1.4cm" svg:y="5.066cm" presentation:class="outline" presentation:user-transformed="true">
          <draw:text-box>
            <text:list text:style-name="L2">
              <text:list-item>
                <text:p xml:id="id133" text:id="id133"><text:span text:style-name="T2">Arithmetic coding encodes the entire message into a single fraction </text:span><text:span text:style-name="T3">n</text:span><text:span text:style-name="T2">, 0 </text:span><text:span text:style-name="T11">≤</text:span><text:span text:style-name="T2"> </text:span><text:span text:style-name="T3">n</text:span><text:span text:style-name="T2"> &lt; 1.</text:span></text:p>
              </text:list-item>
              <text:list-item>
                <text:p xml:id="id134" text:id="id134"><text:span text:style-name="T2">This allows it to come closer than other algorithms to the optimal encoding specified by the entropy, in many situations.</text:span></text:p>
              </text:list-item>
              <text:list-item>
                <text:p xml:id="id135" text:id="id135"><text:span text:style-name="T2">The probability distribution can change as each symbol is encoded. This also allows for a more optimal encoding, as long as the encoder and decoder change the probabilities in the same way. This can be used to create coders optimized for a specific language.</text:span></text:p>
              </text:list-item>
              <text:list-item>
                <text:p xml:id="id136" text:id="id136"><text:span text:style-name="T2">This is only an introduction. We will not discuss implementation details, such as achieving the necessary precis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9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Arithmetic Coding</text:p>
          </draw:text-box>
        </draw:frame>
        <draw:custom-shape draw:style-name="gr2" draw:text-style-name="P5" draw:layer="layout" svg:width="8cm" svg:height="1cm" svg:x="3.8cm" svg:y="6.8cm">
          <text:p text:style-name="P5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37" draw:id="id137" draw:layer="layout" svg:width="6cm" svg:height="1cm" svg:x="11.8cm" svg:y="6.8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cm" svg:height="1cm" svg:x="17.8cm" svg:y="6.8cm">
          <text:p text:style-name="P5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1cm" svg:x="21.8cm" svg:y="6.8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cm" svg:height="0.962cm" svg:x="3.4cm" svg:y="6cm">
          <draw:text-box>
            <text:p>0</text:p>
          </draw:text-box>
        </draw:frame>
        <draw:frame draw:style-name="gr5" draw:layer="layout" svg:width="1.4cm" svg:height="0.962cm" svg:x="17.2cm" svg:y="6.038cm">
          <draw:text-box>
            <text:p>0.7</text:p>
          </draw:text-box>
        </draw:frame>
        <draw:frame draw:style-name="gr5" draw:layer="layout" svg:width="1.4cm" svg:height="0.962cm" svg:x="21cm" svg:y="6.038cm">
          <draw:text-box>
            <text:p>0.9</text:p>
          </draw:text-box>
        </draw:frame>
        <draw:frame draw:style-name="gr5" draw:layer="layout" svg:width="1.4cm" svg:height="0.962cm" svg:x="11cm" svg:y="6.038cm">
          <draw:text-box>
            <text:p>0.4</text:p>
          </draw:text-box>
        </draw:frame>
        <draw:frame draw:style-name="gr12" draw:layer="layout" svg:width="0.8cm" svg:height="0.962cm" svg:x="23.4cm" svg:y="6cm">
          <draw:text-box>
            <text:p>1</text:p>
          </draw:text-box>
        </draw:frame>
        <draw:custom-shape draw:style-name="gr2" draw:text-style-name="P5" xml:id="id138" draw:id="id138" draw:layer="layout" svg:width="8cm" svg:height="1cm" svg:x="3.8cm" svg:y="9.636cm">
          <text:p text:style-name="P5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39" draw:id="id139" draw:layer="layout" svg:width="6cm" svg:height="1cm" svg:x="11.8cm" svg:y="9.636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40" draw:id="id140" draw:layer="layout" svg:width="4cm" svg:height="1cm" svg:x="17.8cm" svg:y="9.636cm">
          <text:p text:style-name="P5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41" draw:id="id141" draw:layer="layout" svg:width="2cm" svg:height="1cm" svg:x="21.8cm" svg:y="9.636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5" draw:layer="layout" svg:width="1.4cm" svg:height="0.962cm" svg:x="3.2cm" svg:y="8.838cm">
          <draw:text-box>
            <text:p xml:id="id142" text:id="id142">0.4</text:p>
          </draw:text-box>
        </draw:frame>
        <draw:frame draw:style-name="gr5" xml:id="id143" draw:id="id143" draw:layer="layout" svg:width="1.8cm" svg:height="0.962cm" svg:x="17cm" svg:y="8.874cm">
          <draw:text-box>
            <text:p>0.61</text:p>
          </draw:text-box>
        </draw:frame>
        <draw:frame draw:style-name="gr5" xml:id="id144" draw:id="id144" draw:layer="layout" svg:width="1.8cm" svg:height="0.962cm" svg:x="21cm" svg:y="8.874cm">
          <draw:text-box>
            <text:p>0.67</text:p>
          </draw:text-box>
        </draw:frame>
        <draw:frame draw:style-name="gr5" xml:id="id145" draw:id="id145" draw:layer="layout" svg:width="1.8cm" svg:height="0.962cm" svg:x="11cm" svg:y="8.874cm">
          <draw:text-box>
            <text:p>0.52</text:p>
          </draw:text-box>
        </draw:frame>
        <draw:frame draw:style-name="gr12" xml:id="id146" draw:id="id146" draw:layer="layout" svg:width="1.4cm" svg:height="0.962cm" svg:x="23cm" svg:y="8.838cm">
          <draw:text-box>
            <text:p>0.7</text:p>
          </draw:text-box>
        </draw:frame>
        <draw:custom-shape draw:style-name="gr2" draw:text-style-name="P5" xml:id="id149" draw:id="id149" draw:layer="layout" svg:width="8cm" svg:height="1cm" svg:x="3.8cm" svg:y="12.4cm">
          <text:p text:style-name="P5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50" draw:id="id150" draw:layer="layout" svg:width="6cm" svg:height="1cm" svg:x="11.8cm" svg:y="12.4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51" draw:id="id151" draw:layer="layout" svg:width="4cm" svg:height="1cm" svg:x="17.8cm" svg:y="12.4cm">
          <text:p text:style-name="P5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52" draw:id="id152" draw:layer="layout" svg:width="2cm" svg:height="1cm" svg:x="21.8cm" svg:y="12.4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5" xml:id="id153" draw:id="id153" draw:layer="layout" svg:width="1.4cm" svg:height="0.962cm" svg:x="3.2cm" svg:y="11.6cm">
          <draw:text-box>
            <text:p>0.4</text:p>
          </draw:text-box>
        </draw:frame>
        <draw:frame draw:style-name="gr5" xml:id="id154" draw:id="id154" draw:layer="layout" svg:width="2.2cm" svg:height="0.962cm" svg:x="16.8cm" svg:y="11.638cm">
          <draw:text-box>
            <text:p>0.484</text:p>
          </draw:text-box>
        </draw:frame>
        <draw:frame draw:style-name="gr5" xml:id="id155" draw:id="id155" draw:layer="layout" svg:width="2.2cm" svg:height="0.962cm" svg:x="20.6cm" svg:y="11.638cm">
          <draw:text-box>
            <text:p>0.508</text:p>
          </draw:text-box>
        </draw:frame>
        <draw:frame draw:style-name="gr5" xml:id="id156" draw:id="id156" draw:layer="layout" svg:width="2.2cm" svg:height="0.962cm" svg:x="10.8cm" svg:y="11.6cm">
          <draw:text-box>
            <text:p>0.448</text:p>
          </draw:text-box>
        </draw:frame>
        <draw:frame draw:style-name="gr12" xml:id="id157" draw:id="id157" draw:layer="layout" svg:width="1.8cm" svg:height="0.962cm" svg:x="22.8cm" svg:y="11.6cm">
          <draw:text-box>
            <text:p>0.52</text:p>
          </draw:text-box>
        </draw:frame>
        <draw:custom-shape draw:style-name="gr2" draw:text-style-name="P5" xml:id="id160" draw:id="id160" draw:layer="layout" svg:width="4cm" svg:height="1cm" svg:x="3.8cm" svg:y="15.4cm">
          <text:p text:style-name="P5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61" draw:id="id161" draw:layer="layout" svg:width="4cm" svg:height="1cm" svg:x="7.8cm" svg:y="15.4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62" draw:id="id162" draw:layer="layout" svg:width="10cm" svg:height="1cm" svg:x="11.8cm" svg:y="15.4cm">
          <text:p text:style-name="P5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63" draw:id="id163" draw:layer="layout" svg:width="2cm" svg:height="1cm" svg:x="21.8cm" svg:y="15.4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5" xml:id="id164" draw:id="id164" draw:layer="layout" svg:width="2.2cm" svg:height="0.962cm" svg:x="2.8cm" svg:y="14.638cm">
          <draw:text-box>
            <text:p>0.508</text:p>
          </draw:text-box>
        </draw:frame>
        <draw:frame draw:style-name="gr5" xml:id="id165" draw:id="id165" draw:layer="layout" svg:width="2.6cm" svg:height="0.962cm" svg:x="10.6cm" svg:y="14.638cm">
          <draw:text-box>
            <text:p>0.5128</text:p>
          </draw:text-box>
        </draw:frame>
        <draw:frame draw:style-name="gr5" xml:id="id166" draw:id="id166" draw:layer="layout" svg:width="2.6cm" svg:height="0.962cm" svg:x="20.4cm" svg:y="14.638cm">
          <draw:text-box>
            <text:p>0.5188</text:p>
          </draw:text-box>
        </draw:frame>
        <draw:frame draw:style-name="gr5" xml:id="id167" draw:id="id167" draw:layer="layout" svg:width="2.6cm" svg:height="0.962cm" svg:x="6.6cm" svg:y="14.6cm">
          <draw:text-box>
            <text:p>0.5104</text:p>
          </draw:text-box>
        </draw:frame>
        <draw:frame draw:style-name="gr12" xml:id="id168" draw:id="id168" draw:layer="layout" svg:width="1.8cm" svg:height="0.962cm" svg:x="22.8cm" svg:y="14.638cm">
          <draw:text-box>
            <text:p>0.52</text:p>
          </draw:text-box>
        </draw:frame>
        <draw:custom-shape draw:style-name="gr2" draw:text-style-name="P5" xml:id="id171" draw:id="id171" draw:layer="layout" svg:width="8cm" svg:height="1cm" svg:x="3.8cm" svg:y="18.2cm">
          <text:p text:style-name="P5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72" draw:id="id172" draw:layer="layout" svg:width="6cm" svg:height="1cm" svg:x="11.8cm" svg:y="18.2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73" draw:id="id173" draw:layer="layout" svg:width="4cm" svg:height="1cm" svg:x="17.8cm" svg:y="18.2cm">
          <text:p text:style-name="P5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74" draw:id="id174" draw:layer="layout" svg:width="2cm" svg:height="1cm" svg:x="21.8cm" svg:y="18.2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5" xml:id="id175" draw:id="id175" draw:layer="layout" svg:width="2.6cm" svg:height="0.962cm" svg:x="2.8cm" svg:y="17.4cm">
          <draw:text-box>
            <text:p>0.5128</text:p>
          </draw:text-box>
        </draw:frame>
        <draw:frame draw:style-name="gr5" xml:id="id176" draw:id="id176" draw:layer="layout" svg:width="2.2cm" svg:height="0.962cm" svg:x="16.8cm" svg:y="17.438cm">
          <draw:text-box>
            <text:p>0.517</text:p>
          </draw:text-box>
        </draw:frame>
        <draw:frame draw:style-name="gr5" xml:id="id177" draw:id="id177" draw:layer="layout" svg:width="2.6cm" svg:height="0.962cm" svg:x="20.2cm" svg:y="17.438cm">
          <draw:text-box>
            <text:p>0.5182</text:p>
          </draw:text-box>
        </draw:frame>
        <draw:frame draw:style-name="gr5" xml:id="id178" draw:id="id178" draw:layer="layout" svg:width="2.6cm" svg:height="0.962cm" svg:x="10.6cm" svg:y="17.438cm">
          <draw:text-box>
            <text:p>0.5152</text:p>
          </draw:text-box>
        </draw:frame>
        <draw:frame draw:style-name="gr12" xml:id="id179" draw:id="id179" draw:layer="layout" svg:width="2.6cm" svg:height="0.962cm" svg:x="22.6cm" svg:y="17.438cm">
          <draw:text-box>
            <text:p>0.5188</text:p>
          </draw:text-box>
        </draw:frame>
        <draw:line draw:style-name="gr3" draw:text-style-name="P4" xml:id="id147" draw:id="id147" draw:layer="layout" svg:x1="3.8cm" svg:y1="9cm" svg:x2="11.8cm" svg:y2="7.8cm">
          <text:p/>
        </draw:line>
        <draw:line draw:style-name="gr3" draw:text-style-name="P4" xml:id="id148" draw:id="id148" draw:layer="layout" svg:x1="23.8cm" svg:y1="9cm" svg:x2="17.8cm" svg:y2="7.8cm">
          <text:p/>
        </draw:line>
        <draw:line draw:style-name="gr3" draw:text-style-name="P4" xml:id="id158" draw:id="id158" draw:layer="layout" svg:x1="3.8cm" svg:y1="11.8cm" svg:x2="3.8cm" svg:y2="10.636cm">
          <text:p/>
        </draw:line>
        <draw:line draw:style-name="gr3" draw:text-style-name="P4" xml:id="id159" draw:id="id159" draw:layer="layout" svg:x1="23.8cm" svg:y1="11.8cm" svg:x2="11.8cm" svg:y2="10.636cm">
          <text:p/>
        </draw:line>
        <draw:line draw:style-name="gr3" draw:text-style-name="P4" xml:id="id169" draw:id="id169" draw:layer="layout" svg:x1="3.8cm" svg:y1="14.8cm" svg:x2="21.8cm" svg:y2="13.4cm">
          <text:p/>
        </draw:line>
        <draw:line draw:style-name="gr3" draw:text-style-name="P4" xml:id="id170" draw:id="id170" draw:layer="layout" svg:x1="23.8cm" svg:y1="14.8cm" svg:x2="23.8cm" svg:y2="13.4cm">
          <text:p/>
        </draw:line>
        <draw:line draw:style-name="gr3" draw:text-style-name="P4" xml:id="id180" draw:id="id180" draw:layer="layout" svg:x1="3.8cm" svg:y1="17.6cm" svg:x2="11.8cm" svg:y2="16.4cm">
          <text:p/>
        </draw:line>
        <draw:line draw:style-name="gr3" draw:text-style-name="P4" xml:id="id181" draw:id="id181" draw:layer="layout" svg:x1="23.8cm" svg:y1="17.6cm" svg:x2="21.8cm" svg:y2="16.4cm">
          <text:p/>
        </draw:line>
        <draw:line draw:style-name="gr13" draw:text-style-name="P4" xml:id="id182" draw:id="id182" draw:layer="layout" svg:x1="7.8cm" svg:y1="19.8cm" svg:x2="7.8cm" svg:y2="19.2cm">
          <text:p/>
        </draw:line>
        <draw:frame draw:style-name="gr14" xml:id="id183" draw:id="id183" draw:layer="layout" svg:width="2.085cm" svg:height="0.962cm" svg:x="6.715cm" svg:y="19.638cm">
          <draw:text-box>
            <text:p>0.514</text:p>
          </draw:text-box>
        </draw:frame>
        <draw:frame draw:style-name="gr14" draw:text-style-name="P2" draw:layer="layout" svg:width="6.611cm" svg:height="1.204cm" svg:x="9.389cm" svg:y="4.996cm">
          <draw:text-box>
            <text:p><text:span text:style-name="T2">Encode DEQ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37" smil:attributeName="fill-color" smil:to="#ff3333" anim:color-interpolation="rgb" anim:color-interpolation-direction="clockwise"/>
                  <anim:set smil:dur="0.5s" smil:fill="hold" smil:targetElement="id137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38" smil:attributeName="fill-color" smil:to="#ff3333" anim:color-interpolation="rgb" anim:color-interpolation-direction="clockwise"/>
                  <anim:set smil:dur="0.5s" smil:fill="hold" smil:targetElement="id138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52" smil:attributeName="fill-color" smil:to="#ff3333" anim:color-interpolation="rgb" anim:color-interpolation-direction="clockwise"/>
                  <anim:set smil:dur="0.5s" smil:fill="hold" smil:targetElement="id152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62" smil:attributeName="fill-color" smil:to="#ff3333" anim:color-interpolation="rgb" anim:color-interpolation-direction="clockwise"/>
                  <anim:set smil:dur="0.5s" smil:fill="hold" smil:targetElement="id162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71" smil:attributeName="fill-color" smil:to="#ff3333" anim:color-interpolation="rgb" anim:color-interpolation-direction="clockwise"/>
                  <anim:set smil:dur="0.5s" smil:fill="hold" smil:targetElement="id171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9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Arithmetic Coding</text:p>
          </draw:text-box>
        </draw:frame>
        <draw:custom-shape draw:style-name="gr7" draw:text-style-name="P5" draw:layer="Layout" svg:width="8cm" svg:height="1cm" svg:x="3.8cm" svg:y="6.8cm">
          <text:p text:style-name="P5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84" draw:id="id184" draw:layer="Layout" svg:width="6cm" svg:height="1cm" svg:x="11.8cm" svg:y="6.8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cm" svg:height="1cm" svg:x="17.8cm" svg:y="6.8cm">
          <text:p text:style-name="P5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21.8cm" svg:y="6.8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cm" svg:height="0.962cm" svg:x="3.4cm" svg:y="6cm">
          <draw:text-box>
            <text:p>0</text:p>
          </draw:text-box>
        </draw:frame>
        <draw:frame draw:style-name="gr5" draw:layer="layout" svg:width="1.4cm" svg:height="0.962cm" svg:x="17.2cm" svg:y="6.038cm">
          <draw:text-box>
            <text:p>0.7</text:p>
          </draw:text-box>
        </draw:frame>
        <draw:frame draw:style-name="gr5" draw:layer="layout" svg:width="1.4cm" svg:height="0.962cm" svg:x="21cm" svg:y="6.038cm">
          <draw:text-box>
            <text:p>0.9</text:p>
          </draw:text-box>
        </draw:frame>
        <draw:frame draw:style-name="gr5" draw:layer="layout" svg:width="1.4cm" svg:height="0.962cm" svg:x="11cm" svg:y="6.038cm">
          <draw:text-box>
            <text:p>0.4</text:p>
          </draw:text-box>
        </draw:frame>
        <draw:frame draw:style-name="gr12" draw:layer="layout" svg:width="0.8cm" svg:height="0.962cm" svg:x="23.4cm" svg:y="6cm">
          <draw:text-box>
            <text:p>1</text:p>
          </draw:text-box>
        </draw:frame>
        <draw:custom-shape draw:style-name="gr7" draw:text-style-name="P5" xml:id="id185" draw:id="id185" draw:layer="Layout" svg:width="8cm" svg:height="1cm" svg:x="3.8cm" svg:y="9.636cm">
          <text:p text:style-name="P5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86" draw:id="id186" draw:layer="Layout" svg:width="6cm" svg:height="1cm" svg:x="11.8cm" svg:y="9.636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87" draw:id="id187" draw:layer="Layout" svg:width="4cm" svg:height="1cm" svg:x="17.8cm" svg:y="9.636cm">
          <text:p text:style-name="P5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88" draw:id="id188" draw:layer="Layout" svg:width="2cm" svg:height="1cm" svg:x="21.8cm" svg:y="9.636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5" draw:layer="layout" svg:width="1.4cm" svg:height="0.962cm" svg:x="3.2cm" svg:y="8.838cm">
          <draw:text-box>
            <text:p xml:id="id189" text:id="id189">0.4</text:p>
          </draw:text-box>
        </draw:frame>
        <draw:frame draw:style-name="gr5" xml:id="id190" draw:id="id190" draw:layer="layout" svg:width="1.8cm" svg:height="0.962cm" svg:x="17cm" svg:y="8.874cm">
          <draw:text-box>
            <text:p>0.61</text:p>
          </draw:text-box>
        </draw:frame>
        <draw:frame draw:style-name="gr5" xml:id="id191" draw:id="id191" draw:layer="layout" svg:width="1.8cm" svg:height="0.962cm" svg:x="21cm" svg:y="8.874cm">
          <draw:text-box>
            <text:p>0.67</text:p>
          </draw:text-box>
        </draw:frame>
        <draw:frame draw:style-name="gr5" xml:id="id192" draw:id="id192" draw:layer="layout" svg:width="1.8cm" svg:height="0.962cm" svg:x="11cm" svg:y="8.874cm">
          <draw:text-box>
            <text:p>0.52</text:p>
          </draw:text-box>
        </draw:frame>
        <draw:frame draw:style-name="gr12" xml:id="id193" draw:id="id193" draw:layer="layout" svg:width="1.4cm" svg:height="0.962cm" svg:x="23cm" svg:y="8.838cm">
          <draw:text-box>
            <text:p>0.7</text:p>
          </draw:text-box>
        </draw:frame>
        <draw:custom-shape draw:style-name="gr7" draw:text-style-name="P5" xml:id="id198" draw:id="id198" draw:layer="Layout" svg:width="8cm" svg:height="1cm" svg:x="3.8cm" svg:y="12.4cm">
          <text:p text:style-name="P5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99" draw:id="id199" draw:layer="Layout" svg:width="6cm" svg:height="1cm" svg:x="11.8cm" svg:y="12.4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00" draw:id="id200" draw:layer="Layout" svg:width="4cm" svg:height="1cm" svg:x="17.8cm" svg:y="12.4cm">
          <text:p text:style-name="P5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01" draw:id="id201" draw:layer="Layout" svg:width="2cm" svg:height="1cm" svg:x="21.8cm" svg:y="12.4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5" xml:id="id202" draw:id="id202" draw:layer="layout" svg:width="1.4cm" svg:height="0.962cm" svg:x="3.2cm" svg:y="11.6cm">
          <draw:text-box>
            <text:p>0.4</text:p>
          </draw:text-box>
        </draw:frame>
        <draw:frame draw:style-name="gr5" xml:id="id203" draw:id="id203" draw:layer="layout" svg:width="2.2cm" svg:height="0.962cm" svg:x="16.8cm" svg:y="11.638cm">
          <draw:text-box>
            <text:p>0.484</text:p>
          </draw:text-box>
        </draw:frame>
        <draw:frame draw:style-name="gr5" xml:id="id204" draw:id="id204" draw:layer="layout" svg:width="2.2cm" svg:height="0.962cm" svg:x="20.6cm" svg:y="11.638cm">
          <draw:text-box>
            <text:p>0.508</text:p>
          </draw:text-box>
        </draw:frame>
        <draw:frame draw:style-name="gr5" xml:id="id205" draw:id="id205" draw:layer="layout" svg:width="2.2cm" svg:height="0.962cm" svg:x="10.8cm" svg:y="11.6cm">
          <draw:text-box>
            <text:p>0.448</text:p>
          </draw:text-box>
        </draw:frame>
        <draw:frame draw:style-name="gr12" xml:id="id206" draw:id="id206" draw:layer="layout" svg:width="1.8cm" svg:height="0.962cm" svg:x="22.8cm" svg:y="11.6cm">
          <draw:text-box>
            <text:p>0.52</text:p>
          </draw:text-box>
        </draw:frame>
        <draw:custom-shape draw:style-name="gr7" draw:text-style-name="P5" xml:id="id211" draw:id="id211" draw:layer="Layout" svg:width="4cm" svg:height="1cm" svg:x="3.8cm" svg:y="15.4cm">
          <text:p text:style-name="P5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12" draw:id="id212" draw:layer="Layout" svg:width="4cm" svg:height="1cm" svg:x="7.8cm" svg:y="15.4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13" draw:id="id213" draw:layer="Layout" svg:width="10cm" svg:height="1cm" svg:x="11.8cm" svg:y="15.4cm">
          <text:p text:style-name="P5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14" draw:id="id214" draw:layer="Layout" svg:width="2cm" svg:height="1cm" svg:x="21.8cm" svg:y="15.4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5" xml:id="id215" draw:id="id215" draw:layer="layout" svg:width="2.2cm" svg:height="0.962cm" svg:x="2.8cm" svg:y="14.638cm">
          <draw:text-box>
            <text:p>0.508</text:p>
          </draw:text-box>
        </draw:frame>
        <draw:frame draw:style-name="gr5" xml:id="id216" draw:id="id216" draw:layer="layout" svg:width="2.6cm" svg:height="0.962cm" svg:x="10.6cm" svg:y="14.638cm">
          <draw:text-box>
            <text:p>0.5128</text:p>
          </draw:text-box>
        </draw:frame>
        <draw:frame draw:style-name="gr5" xml:id="id217" draw:id="id217" draw:layer="layout" svg:width="2.6cm" svg:height="0.962cm" svg:x="20.4cm" svg:y="14.638cm">
          <draw:text-box>
            <text:p>0.5188</text:p>
          </draw:text-box>
        </draw:frame>
        <draw:frame draw:style-name="gr5" xml:id="id218" draw:id="id218" draw:layer="layout" svg:width="2.6cm" svg:height="0.962cm" svg:x="6.6cm" svg:y="14.6cm">
          <draw:text-box>
            <text:p>0.5104</text:p>
          </draw:text-box>
        </draw:frame>
        <draw:frame draw:style-name="gr12" xml:id="id219" draw:id="id219" draw:layer="layout" svg:width="1.8cm" svg:height="0.962cm" svg:x="22.8cm" svg:y="14.638cm">
          <draw:text-box>
            <text:p>0.52</text:p>
          </draw:text-box>
        </draw:frame>
        <draw:custom-shape draw:style-name="gr7" draw:text-style-name="P5" xml:id="id224" draw:id="id224" draw:layer="Layout" svg:width="8cm" svg:height="1cm" svg:x="3.8cm" svg:y="18.2cm">
          <text:p text:style-name="P5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25" draw:id="id225" draw:layer="Layout" svg:width="6cm" svg:height="1cm" svg:x="11.8cm" svg:y="18.2cm">
          <text:p text:style-name="P5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26" draw:id="id226" draw:layer="Layout" svg:width="4cm" svg:height="1cm" svg:x="17.8cm" svg:y="18.2cm">
          <text:p text:style-name="P5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27" draw:id="id227" draw:layer="Layout" svg:width="2cm" svg:height="1cm" svg:x="21.8cm" svg:y="18.2cm">
          <text:p text:style-name="P5"><text:span text:style-name="T2">Q</text:span></text:p>
          <draw:enhanced-geometry svg:viewBox="0 0 21600 21600" draw:type="rectangle" draw:enhanced-path="M 0 0 L 21600 0 21600 21600 0 21600 0 0 Z N"/>
        </draw:custom-shape>
        <draw:frame draw:style-name="gr5" xml:id="id228" draw:id="id228" draw:layer="layout" svg:width="2.6cm" svg:height="0.962cm" svg:x="2.8cm" svg:y="17.4cm">
          <draw:text-box>
            <text:p>0.5128</text:p>
          </draw:text-box>
        </draw:frame>
        <draw:frame draw:style-name="gr5" xml:id="id229" draw:id="id229" draw:layer="layout" svg:width="2.2cm" svg:height="0.962cm" svg:x="16.8cm" svg:y="17.438cm">
          <draw:text-box>
            <text:p>0.517</text:p>
          </draw:text-box>
        </draw:frame>
        <draw:frame draw:style-name="gr5" xml:id="id230" draw:id="id230" draw:layer="layout" svg:width="2.6cm" svg:height="0.962cm" svg:x="20.2cm" svg:y="17.438cm">
          <draw:text-box>
            <text:p>0.5182</text:p>
          </draw:text-box>
        </draw:frame>
        <draw:frame draw:style-name="gr5" xml:id="id231" draw:id="id231" draw:layer="layout" svg:width="2.6cm" svg:height="0.962cm" svg:x="10.6cm" svg:y="17.438cm">
          <draw:text-box>
            <text:p>0.5152</text:p>
          </draw:text-box>
        </draw:frame>
        <draw:frame draw:style-name="gr12" xml:id="id232" draw:id="id232" draw:layer="layout" svg:width="2.6cm" svg:height="0.962cm" svg:x="22.6cm" svg:y="17.438cm">
          <draw:text-box>
            <text:p>0.5188</text:p>
          </draw:text-box>
        </draw:frame>
        <draw:line draw:style-name="gr3" draw:text-style-name="P4" xml:id="id194" draw:id="id194" draw:layer="layout" svg:x1="3.8cm" svg:y1="9cm" svg:x2="11.8cm" svg:y2="7.8cm">
          <text:p/>
        </draw:line>
        <draw:line draw:style-name="gr3" draw:text-style-name="P4" xml:id="id195" draw:id="id195" draw:layer="layout" svg:x1="23.8cm" svg:y1="9cm" svg:x2="17.8cm" svg:y2="7.8cm">
          <text:p/>
        </draw:line>
        <draw:line draw:style-name="gr3" draw:text-style-name="P4" xml:id="id207" draw:id="id207" draw:layer="layout" svg:x1="3.8cm" svg:y1="11.8cm" svg:x2="3.8cm" svg:y2="10.636cm">
          <text:p/>
        </draw:line>
        <draw:line draw:style-name="gr3" draw:text-style-name="P4" xml:id="id208" draw:id="id208" draw:layer="layout" svg:x1="23.8cm" svg:y1="11.8cm" svg:x2="11.8cm" svg:y2="10.636cm">
          <text:p/>
        </draw:line>
        <draw:line draw:style-name="gr3" draw:text-style-name="P4" xml:id="id220" draw:id="id220" draw:layer="layout" svg:x1="3.8cm" svg:y1="14.8cm" svg:x2="21.8cm" svg:y2="13.4cm">
          <text:p/>
        </draw:line>
        <draw:line draw:style-name="gr3" draw:text-style-name="P4" xml:id="id221" draw:id="id221" draw:layer="layout" svg:x1="23.8cm" svg:y1="14.8cm" svg:x2="23.8cm" svg:y2="13.4cm">
          <text:p/>
        </draw:line>
        <draw:line draw:style-name="gr3" draw:text-style-name="P4" xml:id="id233" draw:id="id233" draw:layer="layout" svg:x1="3.8cm" svg:y1="17.6cm" svg:x2="11.8cm" svg:y2="16.4cm">
          <text:p/>
        </draw:line>
        <draw:line draw:style-name="gr3" draw:text-style-name="P4" xml:id="id234" draw:id="id234" draw:layer="layout" svg:x1="23.8cm" svg:y1="17.6cm" svg:x2="21.8cm" svg:y2="16.4cm">
          <text:p/>
        </draw:line>
        <draw:line draw:style-name="gr13" draw:text-style-name="P4" xml:id="id235" draw:id="id235" draw:layer="layout" svg:x1="7.8cm" svg:y1="19.8cm" svg:x2="7.8cm" svg:y2="19.2cm">
          <text:p/>
        </draw:line>
        <draw:frame draw:style-name="gr15" xml:id="id236" draw:id="id236" draw:layer="layout" svg:width="2.085cm" svg:height="0.962cm" svg:x="6.715cm" svg:y="19.638cm">
          <draw:text-box>
            <text:p>0.514</text:p>
          </draw:text-box>
        </draw:frame>
        <draw:line draw:style-name="gr13" draw:text-style-name="P4" draw:layer="layout" svg:x1="13.885cm" svg:y1="8.4cm" svg:x2="13.885cm" svg:y2="7.8cm">
          <text:p/>
        </draw:line>
        <draw:frame draw:style-name="gr14" draw:layer="layout" svg:width="2.085cm" svg:height="0.962cm" svg:x="12.8cm" svg:y="8.238cm">
          <draw:text-box>
            <text:p>0.514</text:p>
          </draw:text-box>
        </draw:frame>
        <draw:line draw:style-name="gr13" draw:text-style-name="P4" xml:id="id196" draw:id="id196" draw:layer="layout" svg:x1="11.285cm" svg:y1="11.236cm" svg:x2="11.285cm" svg:y2="10.636cm">
          <text:p/>
        </draw:line>
        <draw:frame draw:style-name="gr14" xml:id="id197" draw:id="id197" draw:layer="layout" svg:width="2.085cm" svg:height="0.962cm" svg:x="10.2cm" svg:y="11.074cm">
          <draw:text-box>
            <text:p>0.514</text:p>
          </draw:text-box>
        </draw:frame>
        <draw:line draw:style-name="gr13" draw:text-style-name="P4" xml:id="id209" draw:id="id209" draw:layer="layout" svg:x1="22.8cm" svg:y1="14cm" svg:x2="22.8cm" svg:y2="13.4cm">
          <text:p/>
        </draw:line>
        <draw:frame draw:style-name="gr14" xml:id="id210" draw:id="id210" draw:layer="layout" svg:width="2.085cm" svg:height="0.962cm" svg:x="21.715cm" svg:y="13.838cm">
          <draw:text-box>
            <text:p>0.514</text:p>
          </draw:text-box>
        </draw:frame>
        <draw:line draw:style-name="gr13" draw:text-style-name="P4" xml:id="id222" draw:id="id222" draw:layer="layout" svg:x1="13.8cm" svg:y1="17cm" svg:x2="13.8cm" svg:y2="16.4cm">
          <text:p/>
        </draw:line>
        <draw:frame draw:style-name="gr14" xml:id="id223" draw:id="id223" draw:layer="layout" svg:width="2.085cm" svg:height="0.962cm" svg:x="12.715cm" svg:y="16.838cm">
          <draw:text-box>
            <text:p>0.514</text:p>
          </draw:text-box>
        </draw:frame>
        <draw:frame draw:style-name="gr14" draw:text-style-name="P2" draw:layer="layout" svg:width="5.768cm" svg:height="1.204cm" svg:x="9.39cm" svg:y="4.996cm">
          <draw:text-box>
            <text:p><text:span text:style-name="T2">Decode 0.5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84" smil:attributeName="fill-color" smil:to="#ff3333" anim:color-interpolation="rgb" anim:color-interpolation-direction="clockwise"/>
                  <anim:set smil:dur="0.5s" smil:fill="hold" smil:targetElement="id184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85" smil:attributeName="fill-color" smil:to="#ff3333" anim:color-interpolation="rgb" anim:color-interpolation-direction="clockwise"/>
                  <anim:set smil:dur="0.5s" smil:fill="hold" smil:targetElement="id185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201" smil:attributeName="fill-color" smil:to="#ff3333" anim:color-interpolation="rgb" anim:color-interpolation-direction="clockwise"/>
                  <anim:set smil:dur="0.5s" smil:fill="hold" smil:targetElement="id201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213" smil:attributeName="fill-color" smil:to="#ff3333" anim:color-interpolation="rgb" anim:color-interpolation-direction="clockwise"/>
                  <anim:set smil:dur="0.5s" smil:fill="hold" smil:targetElement="id213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224" smil:attributeName="fill-color" smil:to="#ff3333" anim:color-interpolation="rgb" anim:color-interpolation-direction="clockwise"/>
                  <anim:set smil:dur="0.5s" smil:fill="hold" smil:targetElement="id224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Liberation Sans3" svg:font-family="'Liberation Sans'" style:font-pitch="variable" style:font-charset="x-symbol"/>
    <style:font-face style:name="Lohit Hindi2" svg:font-family="'Lohit Hindi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swis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3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3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D0E23DD2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21:06:20.337662591</meta:creation-date>
    <dc:date>2014-04-10T22:03:27.538655429</dc:date>
    <meta:editing-duration>PT7H24M44S</meta:editing-duration>
    <meta:editing-cycles>25</meta:editing-cycles>
    <meta:generator>LibreOffice/4.1.3.2$Linux_X86_64 LibreOffice_project/410m0$Build-2</meta:generator>
    <meta:document-statistic meta:object-count="344"/>
  </office:meta>
</office:document-meta>
</file>